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39CE0000B9A100005348CE63A77F.svg" manifest:media-type="image/svg+xml"/>
  <manifest:file-entry manifest:full-path="Pictures/1000000100000420000001DA0FD68FA9.png" manifest:media-type="image/png"/>
  <manifest:file-entry manifest:full-path="Pictures/10000001000002520000036629BAF7F0.png" manifest:media-type="image/png"/>
  <manifest:file-entry manifest:full-path="Pictures/1000000100000468000006782D424EF0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27.607cm" fo:margin-left="-0.794cm" fo:margin-top="0cm" fo:margin-bottom="0cm" table:align="left" style:writing-mode="lr-tb"/>
    </style:style>
    <style:style style:name="Table10.A" style:family="table-column">
      <style:table-column-properties style:column-width="0.392cm"/>
    </style:style>
    <style:style style:name="Table10.B" style:family="table-column">
      <style:table-column-properties style:column-width="0.552cm"/>
    </style:style>
    <style:style style:name="Table10.C" style:family="table-column">
      <style:table-column-properties style:column-width="1.261cm"/>
    </style:style>
    <style:style style:name="Table10.D" style:family="table-column">
      <style:table-column-properties style:column-width="5.203cm"/>
    </style:style>
    <style:style style:name="Table10.F" style:family="table-column">
      <style:table-column-properties style:column-width="5.202cm"/>
    </style:style>
    <style:style style:name="Table10.G" style:family="table-column">
      <style:table-column-properties style:column-width="1.265cm"/>
    </style:style>
    <style:style style:name="Table10.K" style:family="table-column">
      <style:table-column-properties style:column-width="0.804cm"/>
    </style:style>
    <style:style style:name="Table10.1" style:family="table-row">
      <style:table-row-properties style:row-height="1.3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0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0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row-height="4.001cm" fo:keep-together="auto"/>
    </style:style>
    <style:style style:name="Table10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0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3" style:family="table-row">
      <style:table-row-properties style:row-height="4.001cm" fo:keep-together="auto"/>
    </style:style>
    <style:style style:name="Table10.D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F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5" style:family="table-row">
      <style:table-row-properties style:row-height="4.001cm" fo:keep-together="auto"/>
    </style:style>
    <style:style style:name="Table10.D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F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D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F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" style:family="table">
      <style:table-properties style:width="4.667cm" fo:margin-left="0cm" fo:margin-top="0cm" fo:margin-bottom="0cm" table:align="left" style:writing-mode="lr-tb"/>
    </style:style>
    <style:style style:name="Table5.A" style:family="table-column">
      <style:table-column-properties style:column-width="4.6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25.672cm" fo:margin-left="0.254cm" fo:margin-top="0cm" fo:margin-bottom="0cm" table:align="left" style:writing-mode="lr-tb"/>
    </style:style>
    <style:style style:name="Table17.A" style:family="table-column">
      <style:table-column-properties style:column-width="0.019cm"/>
    </style:style>
    <style:style style:name="Table17.B" style:family="table-column">
      <style:table-column-properties style:column-width="1.222cm"/>
    </style:style>
    <style:style style:name="Table17.C" style:family="table-column">
      <style:table-column-properties style:column-width="5.188cm"/>
    </style:style>
    <style:style style:name="Table17.E" style:family="table-column">
      <style:table-column-properties style:column-width="5.191cm"/>
    </style:style>
    <style:style style:name="Table17.F" style:family="table-column">
      <style:table-column-properties style:column-width="1.224cm"/>
    </style:style>
    <style:style style:name="Table17.1" style:family="table-row">
      <style:table-row-properties style:row-height="1.3cm" fo:keep-together="auto"/>
    </style:style>
    <style:style style:name="Table17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7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7.2" style:family="table-row">
      <style:table-row-properties style:row-height="4.001cm" fo:keep-together="auto"/>
    </style:style>
    <style:style style:name="Table17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F4" style:family="table-cell">
      <style:table-cell-properties fo:padding-left="0cm" fo:padding-right="0.199cm" fo:padding-top="0cm" fo:padding-bottom="0cm" fo:border="0.5pt solid #000000" style:writing-mode="tb-rl"/>
    </style:style>
    <style:style style:name="Table17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H4" style:family="table-cell">
      <style:table-cell-properties fo:padding-left="0cm" fo:padding-right="0.199cm" fo:padding-top="0cm" fo:padding-bottom="0cm" fo:border="0.5pt solid #000000" style:writing-mode="tb-rl"/>
    </style:style>
    <style:style style:name="Table17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F5" style:family="table-cell">
      <style:table-cell-properties fo:padding-left="0cm" fo:padding-right="0.009cm" fo:padding-top="0cm" fo:padding-bottom="0cm" fo:border="0.5pt solid #000000" style:writing-mode="lr-tb"/>
    </style:style>
    <style:style style:name="Table17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H5" style:family="table-cell">
      <style:table-cell-properties fo:padding-left="0cm" fo:padding-right="0.009cm" fo:padding-top="0cm" fo:padding-bottom="0cm" fo:border="0.5pt solid #000000" style:writing-mode="lr-tb"/>
    </style:style>
    <style:style style:name="Table17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F6" style:family="table-cell">
      <style:table-cell-properties fo:padding-left="0cm" fo:padding-right="0.009cm" fo:padding-top="0cm" fo:padding-bottom="0cm" fo:border="0.5pt solid #000000" style:writing-mode="lr-tb"/>
    </style:style>
    <style:style style:name="Table17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H6" style:family="table-cell">
      <style:table-cell-properties fo:padding-left="0cm" fo:padding-right="0.009cm" fo:padding-top="0cm" fo:padding-bottom="0cm" fo:border="0.5pt solid #000000" style:writing-mode="lr-tb"/>
    </style:style>
    <style:style style:name="Table17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4.251cm" fo:margin-left="0cm" fo:margin-top="0cm" fo:margin-bottom="0cm" table:align="left" style:writing-mode="lr-tb"/>
    </style:style>
    <style:style style:name="Table11.A" style:family="table-column">
      <style:table-column-properties style:column-width="4.25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648cm" fo:margin-left="0cm" fo:margin-top="0cm" fo:margin-bottom="0cm" table:align="left" style:writing-mode="lr-tb"/>
    </style:style>
    <style:style style:name="Table13.A" style:family="table-column">
      <style:table-column-properties style:column-width="4.64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4.A4" style:family="table-cell">
      <style:table-cell-properties fo:background-color="#bfbfbf" fo:padding-left="0cm" fo:padding-right="0.7cm" fo:padding-top="0.049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le1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25.972cm" fo:margin-left="0cm" fo:margin-top="0cm" fo:margin-bottom="0cm" table:align="left" style:writing-mode="lr-tb"/>
    </style:style>
    <style:style style:name="Table24.A" style:family="table-column">
      <style:table-column-properties style:column-width="0.325cm"/>
    </style:style>
    <style:style style:name="Table24.B" style:family="table-column">
      <style:table-column-properties style:column-width="1.222cm"/>
    </style:style>
    <style:style style:name="Table24.C" style:family="table-column">
      <style:table-column-properties style:column-width="5.189cm"/>
    </style:style>
    <style:style style:name="Table24.D" style:family="table-column">
      <style:table-column-properties style:column-width="1.221cm"/>
    </style:style>
    <style:style style:name="Table24.H" style:family="table-column">
      <style:table-column-properties style:column-width="1.224cm"/>
    </style:style>
    <style:style style:name="Table24.1" style:family="table-row">
      <style:table-row-properties style:row-height="1.3cm" fo:keep-together="auto"/>
    </style:style>
    <style:style style:name="Table24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4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4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4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2" style:family="table-row">
      <style:table-row-properties style:row-height="4.001cm" fo:keep-together="auto"/>
    </style:style>
    <style:style style:name="Table24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4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4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4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" style:family="table">
      <style:table-properties style:width="4.251cm" fo:margin-left="0cm" fo:margin-top="0cm" fo:margin-bottom="0cm" table:align="left" style:writing-mode="lr-tb"/>
    </style:style>
    <style:style style:name="Table18.A" style:family="table-column">
      <style:table-column-properties style:column-width="4.2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1" style:family="table">
      <style:table-properties style:width="25.765cm" fo:margin-left="0.206cm" fo:margin-top="0cm" fo:margin-bottom="0cm" table:align="left" style:writing-mode="lr-tb"/>
    </style:style>
    <style:style style:name="Table31.A" style:family="table-column">
      <style:table-column-properties style:column-width="0.064cm"/>
    </style:style>
    <style:style style:name="Table31.B" style:family="table-column">
      <style:table-column-properties style:column-width="1.229cm"/>
    </style:style>
    <style:style style:name="Table31.C" style:family="table-column">
      <style:table-column-properties style:column-width="5.202cm"/>
    </style:style>
    <style:style style:name="Table31.D" style:family="table-column">
      <style:table-column-properties style:column-width="1.231cm"/>
    </style:style>
    <style:style style:name="Table31.E" style:family="table-column">
      <style:table-column-properties style:column-width="5.2cm"/>
    </style:style>
    <style:style style:name="Table31.I" style:family="table-column">
      <style:table-column-properties style:column-width="5.177cm"/>
    </style:style>
    <style:style style:name="Table31.1" style:family="table-row">
      <style:table-row-properties style:row-height="1.3cm" fo:keep-together="auto"/>
    </style:style>
    <style:style style:name="Table3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1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1.2" style:family="table-row">
      <style:table-row-properties style:row-height="4.001cm" fo:keep-together="auto"/>
    </style:style>
    <style:style style:name="Table31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1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4" style:family="table-cell">
      <style:table-cell-properties fo:padding-left="0cm" fo:padding-right="0.199cm" fo:padding-top="0cm" fo:padding-bottom="0cm" fo:border="0.5pt solid #000000" style:writing-mode="tb-rl"/>
    </style:style>
    <style:style style:name="Table31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H4" style:family="table-cell">
      <style:table-cell-properties fo:padding-left="0cm" fo:padding-right="0.199cm" fo:padding-top="0cm" fo:padding-bottom="0cm" fo:border="0.5pt solid #000000" style:writing-mode="tb-rl"/>
    </style:style>
    <style:style style:name="Table31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5" style:family="table-cell">
      <style:table-cell-properties fo:padding-left="0cm" fo:padding-right="0.009cm" fo:padding-top="0cm" fo:padding-bottom="0cm" fo:border="0.5pt solid #000000" style:writing-mode="lr-tb"/>
    </style:style>
    <style:style style:name="Table31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H5" style:family="table-cell">
      <style:table-cell-properties fo:padding-left="0cm" fo:padding-right="0.009cm" fo:padding-top="0cm" fo:padding-bottom="0cm" fo:border="0.5pt solid #000000" style:writing-mode="lr-tb"/>
    </style:style>
    <style:style style:name="Table31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6" style:family="table-cell">
      <style:table-cell-properties fo:padding-left="0cm" fo:padding-right="0.009cm" fo:padding-top="0cm" fo:padding-bottom="0cm" fo:border="0.5pt solid #000000" style:writing-mode="lr-tb"/>
    </style:style>
    <style:style style:name="Table31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H6" style:family="table-cell">
      <style:table-cell-properties fo:padding-left="0cm" fo:padding-right="0.009cm" fo:padding-top="0cm" fo:padding-bottom="0cm" fo:border="0.5pt solid #000000" style:writing-mode="lr-tb"/>
    </style:style>
    <style:style style:name="Table31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4.251cm" fo:margin-left="0cm" fo:margin-top="0cm" fo:margin-bottom="0cm" table:align="left" style:writing-mode="lr-tb"/>
    </style:style>
    <style:style style:name="Table26.A" style:family="table-column">
      <style:table-column-properties style:column-width="4.25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25.596cm" fo:margin-left="0.318cm" fo:margin-top="0cm" fo:margin-bottom="0cm" table:align="left" style:writing-mode="lr-tb"/>
    </style:style>
    <style:style style:name="Table38.A" style:family="table-column">
      <style:table-column-properties style:column-width="0.03cm"/>
    </style:style>
    <style:style style:name="Table38.B" style:family="table-column">
      <style:table-column-properties style:column-width="1.215cm"/>
    </style:style>
    <style:style style:name="Table38.C" style:family="table-column">
      <style:table-column-properties style:column-width="5.179cm"/>
    </style:style>
    <style:style style:name="Table38.D" style:family="table-column">
      <style:table-column-properties style:column-width="1.214cm"/>
    </style:style>
    <style:style style:name="Table38.E" style:family="table-column">
      <style:table-column-properties style:column-width="5.177cm"/>
    </style:style>
    <style:style style:name="Table38.G" style:family="table-column">
      <style:table-column-properties style:column-width="5.175cm"/>
    </style:style>
    <style:style style:name="Table38.1" style:family="table-row">
      <style:table-row-properties style:row-height="1.3cm" fo:keep-together="auto"/>
    </style:style>
    <style:style style:name="Table3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2" style:family="table-row">
      <style:table-row-properties style:row-height="4.001cm" fo:keep-together="auto"/>
    </style:style>
    <style:style style:name="Table3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3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4.251cm" fo:margin-left="0cm" fo:margin-top="0cm" fo:margin-bottom="0cm" table:align="left" style:writing-mode="lr-tb"/>
    </style:style>
    <style:style style:name="Table33.A" style:family="table-column">
      <style:table-column-properties style:column-width="4.25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25.606cm" fo:margin-left="0.318cm" fo:margin-top="0cm" fo:margin-bottom="0cm" table:align="left" style:writing-mode="lr-tb"/>
    </style:style>
    <style:style style:name="Table45.A" style:family="table-column">
      <style:table-column-properties style:column-width="0.086cm"/>
    </style:style>
    <style:style style:name="Table45.B" style:family="table-column">
      <style:table-column-properties style:column-width="1.208cm"/>
    </style:style>
    <style:style style:name="Table45.C" style:family="table-column">
      <style:table-column-properties style:column-width="5.17cm"/>
    </style:style>
    <style:style style:name="Table45.E" style:family="table-column">
      <style:table-column-properties style:column-width="5.173cm"/>
    </style:style>
    <style:style style:name="Table45.1" style:family="table-row">
      <style:table-row-properties style:row-height="1.3cm" fo:keep-together="auto"/>
    </style:style>
    <style:style style:name="Table4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5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5.2" style:family="table-row">
      <style:table-row-properties style:row-height="4.001cm" fo:keep-together="auto"/>
    </style:style>
    <style:style style:name="Table45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4" style:family="table-cell">
      <style:table-cell-properties fo:padding-left="0cm" fo:padding-right="0.199cm" fo:padding-top="0cm" fo:padding-bottom="0cm" fo:border="0.5pt solid #000000" style:writing-mode="tb-rl"/>
    </style:style>
    <style:style style:name="Table45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H4" style:family="table-cell">
      <style:table-cell-properties fo:padding-left="0cm" fo:padding-right="0.199cm" fo:padding-top="0cm" fo:padding-bottom="0cm" fo:border="0.5pt solid #000000" style:writing-mode="tb-rl"/>
    </style:style>
    <style:style style:name="Table45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5" style:family="table-cell">
      <style:table-cell-properties fo:padding-left="0cm" fo:padding-right="0.009cm" fo:padding-top="0cm" fo:padding-bottom="0cm" fo:border="0.5pt solid #000000" style:writing-mode="lr-tb"/>
    </style:style>
    <style:style style:name="Table45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H5" style:family="table-cell">
      <style:table-cell-properties fo:padding-left="0cm" fo:padding-right="0.009cm" fo:padding-top="0cm" fo:padding-bottom="0cm" fo:border="0.5pt solid #000000" style:writing-mode="lr-tb"/>
    </style:style>
    <style:style style:name="Table45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6" style:family="table-cell">
      <style:table-cell-properties fo:padding-left="0cm" fo:padding-right="0.009cm" fo:padding-top="0cm" fo:padding-bottom="0cm" fo:border="0.5pt solid #000000" style:writing-mode="lr-tb"/>
    </style:style>
    <style:style style:name="Table45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H6" style:family="table-cell">
      <style:table-cell-properties fo:padding-left="0cm" fo:padding-right="0.009cm" fo:padding-top="0cm" fo:padding-bottom="0cm" fo:border="0.5pt solid #000000" style:writing-mode="lr-tb"/>
    </style:style>
    <style:style style:name="Table45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4.251cm" fo:margin-left="0cm" fo:margin-top="0cm" fo:margin-bottom="0cm" table:align="left" style:writing-mode="lr-tb"/>
    </style:style>
    <style:style style:name="Table41.A" style:family="table-column">
      <style:table-column-properties style:column-width="4.25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25.591cm" fo:margin-left="0.318cm" fo:margin-top="0cm" fo:margin-bottom="0cm" table:align="left" style:writing-mode="lr-tb"/>
    </style:style>
    <style:style style:name="Table52.A" style:family="table-column">
      <style:table-column-properties style:column-width="0.104cm"/>
    </style:style>
    <style:style style:name="Table52.B" style:family="table-column">
      <style:table-column-properties style:column-width="1.205cm"/>
    </style:style>
    <style:style style:name="Table52.C" style:family="table-column">
      <style:table-column-properties style:column-width="5.166cm"/>
    </style:style>
    <style:style style:name="Table52.D" style:family="table-column">
      <style:table-column-properties style:column-width="1.207cm"/>
    </style:style>
    <style:style style:name="Table52.F" style:family="table-column">
      <style:table-column-properties style:column-width="1.203cm"/>
    </style:style>
    <style:style style:name="Table52.I" style:family="table-column">
      <style:table-column-properties style:column-width="5.168cm"/>
    </style:style>
    <style:style style:name="Table52.1" style:family="table-row">
      <style:table-row-properties style:row-height="1.3cm" fo:keep-together="auto"/>
    </style:style>
    <style:style style:name="Table52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2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2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2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2" style:family="table-row">
      <style:table-row-properties style:row-height="4.001cm" fo:keep-together="auto"/>
    </style:style>
    <style:style style:name="Table52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2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2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2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4.251cm" fo:margin-left="0cm" fo:margin-top="0cm" fo:margin-bottom="0cm" table:align="left" style:writing-mode="lr-tb"/>
    </style:style>
    <style:style style:name="Table48.A" style:family="table-column">
      <style:table-column-properties style:column-width="4.251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25.575cm" fo:margin-left="0.318cm" fo:margin-top="0cm" fo:margin-bottom="0cm" table:align="left" style:writing-mode="lr-tb"/>
    </style:style>
    <style:style style:name="Table59.A" style:family="table-column">
      <style:table-column-properties style:column-width="0.099cm"/>
    </style:style>
    <style:style style:name="Table59.B" style:family="table-column">
      <style:table-column-properties style:column-width="1.201cm"/>
    </style:style>
    <style:style style:name="Table59.C" style:family="table-column">
      <style:table-column-properties style:column-width="5.165cm"/>
    </style:style>
    <style:style style:name="Table59.D" style:family="table-column">
      <style:table-column-properties style:column-width="1.207cm"/>
    </style:style>
    <style:style style:name="Table59.F" style:family="table-column">
      <style:table-column-properties style:column-width="1.203cm"/>
    </style:style>
    <style:style style:name="Table59.1" style:family="table-row">
      <style:table-row-properties style:row-height="1.3cm" fo:keep-together="auto"/>
    </style:style>
    <style:style style:name="Table59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9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9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9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9.2" style:family="table-row">
      <style:table-row-properties style:row-height="4.001cm" fo:keep-together="auto"/>
    </style:style>
    <style:style style:name="Table59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9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59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4" style:family="table-cell">
      <style:table-cell-properties fo:padding-left="0cm" fo:padding-right="0.199cm" fo:padding-top="0cm" fo:padding-bottom="0cm" fo:border="0.5pt solid #000000" style:writing-mode="tb-rl"/>
    </style:style>
    <style:style style:name="Table59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H4" style:family="table-cell">
      <style:table-cell-properties fo:padding-left="0cm" fo:padding-right="0.199cm" fo:padding-top="0cm" fo:padding-bottom="0cm" fo:border="0.5pt solid #000000" style:writing-mode="tb-rl"/>
    </style:style>
    <style:style style:name="Table59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5" style:family="table-cell">
      <style:table-cell-properties fo:padding-left="0cm" fo:padding-right="0.009cm" fo:padding-top="0cm" fo:padding-bottom="0cm" fo:border="0.5pt solid #000000" style:writing-mode="lr-tb"/>
    </style:style>
    <style:style style:name="Table59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H5" style:family="table-cell">
      <style:table-cell-properties fo:padding-left="0cm" fo:padding-right="0.009cm" fo:padding-top="0cm" fo:padding-bottom="0cm" fo:border="0.5pt solid #000000" style:writing-mode="lr-tb"/>
    </style:style>
    <style:style style:name="Table59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4.251cm" fo:margin-left="0cm" fo:margin-top="0cm" fo:margin-bottom="0cm" table:align="left" style:writing-mode="lr-tb"/>
    </style:style>
    <style:style style:name="Table56.A" style:family="table-column">
      <style:table-column-properties style:column-width="4.251cm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fo:keep-together="auto"/>
    </style:style>
    <style:style style:name="Table5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25.575cm" fo:margin-left="0.318cm" fo:margin-top="0cm" fo:margin-bottom="0cm" table:align="left" style:writing-mode="lr-tb"/>
    </style:style>
    <style:style style:name="Table66.A" style:family="table-column">
      <style:table-column-properties style:column-width="0.088cm"/>
    </style:style>
    <style:style style:name="Table66.B" style:family="table-column">
      <style:table-column-properties style:column-width="1.205cm"/>
    </style:style>
    <style:style style:name="Table66.C" style:family="table-column">
      <style:table-column-properties style:column-width="5.166cm"/>
    </style:style>
    <style:style style:name="Table66.E" style:family="table-column">
      <style:table-column-properties style:column-width="5.168cm"/>
    </style:style>
    <style:style style:name="Table66.1" style:family="table-row">
      <style:table-row-properties style:row-height="1.3cm" fo:keep-together="auto"/>
    </style:style>
    <style:style style:name="Table6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6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2" style:family="table-row">
      <style:table-row-properties style:row-height="4.001cm" fo:keep-together="auto"/>
    </style:style>
    <style:style style:name="Table66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66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fo:keep-together="auto"/>
    </style:style>
    <style:style style:name="Table6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4.251cm" fo:margin-left="0cm" fo:margin-top="0cm" fo:margin-bottom="0cm" table:align="left" style:writing-mode="lr-tb"/>
    </style:style>
    <style:style style:name="Table63.A" style:family="table-column">
      <style:table-column-properties style:column-width="4.251cm"/>
    </style:style>
    <style:style style:name="Table63.1" style:family="table-row">
      <style:table-row-properties fo:keep-together="auto"/>
    </style:style>
    <style:style style:name="Table6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fo:keep-together="auto"/>
    </style:style>
    <style:style style:name="Table6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25.613cm" fo:margin-left="0.318cm" fo:margin-top="0cm" fo:margin-bottom="0cm" table:align="left" style:writing-mode="lr-tb"/>
    </style:style>
    <style:style style:name="Table73.A" style:family="table-column">
      <style:table-column-properties style:column-width="0.092cm"/>
    </style:style>
    <style:style style:name="Table73.B" style:family="table-column">
      <style:table-column-properties style:column-width="1.208cm"/>
    </style:style>
    <style:style style:name="Table73.C" style:family="table-column">
      <style:table-column-properties style:column-width="5.172cm"/>
    </style:style>
    <style:style style:name="Table73.F" style:family="table-column">
      <style:table-column-properties style:column-width="1.21cm"/>
    </style:style>
    <style:style style:name="Table73.G" style:family="table-column">
      <style:table-column-properties style:column-width="5.17cm"/>
    </style:style>
    <style:style style:name="Table73.1" style:family="table-row">
      <style:table-row-properties style:row-height="1.3cm" fo:keep-together="auto"/>
    </style:style>
    <style:style style:name="Table73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3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3.2" style:family="table-row">
      <style:table-row-properties style:row-height="4.001cm" fo:keep-together="auto"/>
    </style:style>
    <style:style style:name="Table73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F4" style:family="table-cell">
      <style:table-cell-properties fo:padding-left="0cm" fo:padding-right="0.199cm" fo:padding-top="0cm" fo:padding-bottom="0cm" fo:border="0.5pt solid #000000" style:writing-mode="tb-rl"/>
    </style:style>
    <style:style style:name="Table7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H4" style:family="table-cell">
      <style:table-cell-properties fo:padding-left="0cm" fo:padding-right="0.199cm" fo:padding-top="0cm" fo:padding-bottom="0cm" fo:border="0.5pt solid #000000" style:writing-mode="tb-rl"/>
    </style:style>
    <style:style style:name="Table7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F5" style:family="table-cell">
      <style:table-cell-properties fo:padding-left="0cm" fo:padding-right="0.009cm" fo:padding-top="0cm" fo:padding-bottom="0cm" fo:border="0.5pt solid #000000" style:writing-mode="lr-tb"/>
    </style:style>
    <style:style style:name="Table7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H5" style:family="table-cell">
      <style:table-cell-properties fo:padding-left="0cm" fo:padding-right="0.009cm" fo:padding-top="0cm" fo:padding-bottom="0cm" fo:border="0.5pt solid #000000" style:writing-mode="lr-tb"/>
    </style:style>
    <style:style style:name="Table7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F6" style:family="table-cell">
      <style:table-cell-properties fo:padding-left="0cm" fo:padding-right="0.009cm" fo:padding-top="0cm" fo:padding-bottom="0cm" fo:border="0.5pt solid #000000" style:writing-mode="lr-tb"/>
    </style:style>
    <style:style style:name="Table7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H6" style:family="table-cell">
      <style:table-cell-properties fo:padding-left="0cm" fo:padding-right="0.009cm" fo:padding-top="0cm" fo:padding-bottom="0cm" fo:border="0.5pt solid #000000" style:writing-mode="lr-tb"/>
    </style:style>
    <style:style style:name="Table7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fo:keep-together="auto"/>
    </style:style>
    <style:style style:name="Table6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fo:keep-together="auto"/>
    </style:style>
    <style:style style:name="Table6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4.251cm" fo:margin-left="0cm" fo:margin-top="0cm" fo:margin-bottom="0cm" table:align="left" style:writing-mode="lr-tb"/>
    </style:style>
    <style:style style:name="Table71.A" style:family="table-column">
      <style:table-column-properties style:column-width="4.251cm"/>
    </style:style>
    <style:style style:name="Table71.1" style:family="table-row">
      <style:table-row-properties fo:keep-together="auto"/>
    </style:style>
    <style:style style:name="Table7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0" style:family="table">
      <style:table-properties style:width="25.654cm" fo:margin-left="0.318cm" fo:margin-top="0cm" fo:margin-bottom="0cm" table:align="left" style:writing-mode="lr-tb"/>
    </style:style>
    <style:style style:name="Table80.A" style:family="table-column">
      <style:table-column-properties style:column-width="0.127cm"/>
    </style:style>
    <style:style style:name="Table80.B" style:family="table-column">
      <style:table-column-properties style:column-width="1.214cm"/>
    </style:style>
    <style:style style:name="Table80.C" style:family="table-column">
      <style:table-column-properties style:column-width="5.181cm"/>
    </style:style>
    <style:style style:name="Table80.D" style:family="table-column">
      <style:table-column-properties style:column-width="1.185cm"/>
    </style:style>
    <style:style style:name="Table80.E" style:family="table-column">
      <style:table-column-properties style:column-width="5.179cm"/>
    </style:style>
    <style:style style:name="Table80.F" style:family="table-column">
      <style:table-column-properties style:column-width="1.198cm"/>
    </style:style>
    <style:style style:name="Table80.G" style:family="table-column">
      <style:table-column-properties style:column-width="5.177cm"/>
    </style:style>
    <style:style style:name="Table80.1" style:family="table-row">
      <style:table-row-properties style:row-height="1.3cm" fo:keep-together="auto"/>
    </style:style>
    <style:style style:name="Table80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0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0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0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2" style:family="table-row">
      <style:table-row-properties style:row-height="4.001cm" fo:keep-together="auto"/>
    </style:style>
    <style:style style:name="Table80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0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0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0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fo:keep-together="auto"/>
    </style:style>
    <style:style style:name="Table7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fo:keep-together="auto"/>
    </style:style>
    <style:style style:name="Table7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4.251cm" fo:margin-left="0cm" fo:margin-top="0cm" fo:margin-bottom="0cm" table:align="left" style:writing-mode="lr-tb"/>
    </style:style>
    <style:style style:name="Table78.A" style:family="table-column">
      <style:table-column-properties style:column-width="4.251cm"/>
    </style:style>
    <style:style style:name="Table78.1" style:family="table-row">
      <style:table-row-properties fo:keep-together="auto"/>
    </style:style>
    <style:style style:name="Table7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fo:keep-together="auto"/>
    </style:style>
    <style:style style:name="Table7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7" style:family="table">
      <style:table-properties style:width="25.543cm" fo:margin-left="0.413cm" fo:margin-top="0cm" fo:margin-bottom="0cm" table:align="left" style:writing-mode="lr-tb"/>
    </style:style>
    <style:style style:name="Table87.A" style:family="table-column">
      <style:table-column-properties style:column-width="0.042cm"/>
    </style:style>
    <style:style style:name="Table87.B" style:family="table-column">
      <style:table-column-properties style:column-width="1.265cm"/>
    </style:style>
    <style:style style:name="Table87.C" style:family="table-column">
      <style:table-column-properties style:column-width="5.103cm"/>
    </style:style>
    <style:style style:name="Table87.D" style:family="table-column">
      <style:table-column-properties style:column-width="1.266cm"/>
    </style:style>
    <style:style style:name="Table87.E" style:family="table-column">
      <style:table-column-properties style:column-width="5.105cm"/>
    </style:style>
    <style:style style:name="Table87.G" style:family="table-column">
      <style:table-column-properties style:column-width="5.114cm"/>
    </style:style>
    <style:style style:name="Table87.I" style:family="table-column">
      <style:table-column-properties style:column-width="5.115cm"/>
    </style:style>
    <style:style style:name="Table87.1" style:family="table-row">
      <style:table-row-properties style:row-height="1.3cm" fo:keep-together="auto"/>
    </style:style>
    <style:style style:name="Table87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7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2" style:family="table-row">
      <style:table-row-properties style:row-height="4.001cm" fo:keep-together="auto"/>
    </style:style>
    <style:style style:name="Table87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G6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fo:keep-together="auto"/>
    </style:style>
    <style:style style:name="Table8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fo:keep-together="auto"/>
    </style:style>
    <style:style style:name="Table8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fo:keep-together="auto"/>
    </style:style>
    <style:style style:name="Table8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fo:keep-together="auto"/>
    </style:style>
    <style:style style:name="Table8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fo:keep-together="auto"/>
    </style:style>
    <style:style style:name="Table8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4.251cm" fo:margin-left="0cm" fo:margin-top="0cm" fo:margin-bottom="0cm" table:align="left" style:writing-mode="lr-tb"/>
    </style:style>
    <style:style style:name="Table86.A" style:family="table-column">
      <style:table-column-properties style:column-width="4.251cm"/>
    </style:style>
    <style:style style:name="Table86.1" style:family="table-row">
      <style:table-row-properties fo:keep-together="auto"/>
    </style:style>
    <style:style style:name="Table8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8" style:family="table">
      <style:table-properties style:width="26.853cm" fo:margin-left="0cm" fo:margin-top="0cm" fo:margin-bottom="0cm" table:align="left" style:writing-mode="lr-tb"/>
    </style:style>
    <style:style style:name="Table88pb" style:family="table">
      <style:table-properties fo:break-before="page" style:width="26.853cm" fo:margin-left="0cm" fo:margin-top="0cm" fo:margin-bottom="0cm" table:align="left" style:writing-mode="lr-tb"/>
    </style:style>
    <style:style style:name="Table88.A" style:family="table-column">
      <style:table-column-properties style:column-width="0.501cm"/>
    </style:style>
    <style:style style:name="Table88.B" style:family="table-column">
      <style:table-column-properties style:column-width="6.308cm"/>
    </style:style>
    <style:style style:name="Table88.C" style:family="table-column">
      <style:table-column-properties style:column-width="0.381cm"/>
    </style:style>
    <style:style style:name="Table88.D" style:family="table-column">
      <style:table-column-properties style:column-width="5.906cm"/>
    </style:style>
    <style:style style:name="Table88.E" style:family="table-column">
      <style:table-column-properties style:column-width="0.399cm"/>
    </style:style>
    <style:style style:name="Table88.F" style:family="table-column">
      <style:table-column-properties style:column-width="6.036cm"/>
    </style:style>
    <style:style style:name="Table88.G" style:family="table-column">
      <style:table-column-properties style:column-width="0.33cm"/>
    </style:style>
    <style:style style:name="Table88.H" style:family="table-column">
      <style:table-column-properties style:column-width="6.064cm"/>
    </style:style>
    <style:style style:name="Table88.I" style:family="table-column">
      <style:table-column-properties style:column-width="0.93cm"/>
    </style:style>
    <style:style style:name="Table88.1" style:family="table-row">
      <style:table-row-properties style:row-height="9.301cm" fo:keep-together="auto"/>
    </style:style>
    <style:style style:name="Table88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88.B1" style:family="table-cell">
      <style:table-cell-properties fo:padding-left="0cm" fo:padding-right="0.199cm" fo:padding-top="0.3cm" fo:padding-bottom="0cm" fo:border="0.5pt dashed #000000" style:writing-mode="tb-rl"/>
    </style:style>
    <style:style style:name="Table88.C1" style:family="table-cell">
      <style:table-cell-properties fo:padding-left="0cm" fo:padding-right="0.199cm" fo:padding-top="0cm" fo:padding-bottom="0cm" fo:border="0.5pt dashed #000000" style:writing-mode="tb-rl"/>
    </style:style>
    <style:style style:name="Table88.D1" style:family="table-cell">
      <style:table-cell-properties fo:padding-left="0cm" fo:padding-right="0.501cm" fo:padding-top="0cm" fo:padding-bottom="0cm" fo:border="0.5pt dashed #000000" style:writing-mode="lr-tb"/>
    </style:style>
    <style:style style:name="Table88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88.2" style:family="table-row">
      <style:table-row-properties style:row-height="0.101cm" fo:keep-together="auto"/>
    </style:style>
    <style:style style:name="Table89" style:family="table">
      <style:table-properties style:width="26.353cm" fo:margin-left="-0.191cm" fo:margin-top="0cm" fo:margin-bottom="0cm" table:align="left" style:writing-mode="lr-tb"/>
    </style:style>
    <style:style style:name="Table89.A" style:family="table-column">
      <style:table-column-properties style:column-width="3.351cm"/>
    </style:style>
    <style:style style:name="Table89.B" style:family="table-column">
      <style:table-column-properties style:column-width="4.501cm"/>
    </style:style>
    <style:style style:name="Table89.C" style:family="table-column">
      <style:table-column-properties style:column-width="18.5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89.A2" style:family="table-cell">
      <style:table-cell-properties fo:padding="0.101cm" fo:border="0.5pt solid #000000" style:writing-mode="lr-tb"/>
    </style:style>
    <style:style style:name="Table89.B2" style:family="table-cell">
      <style:table-cell-properties fo:padding="0.101cm" fo:border="0.5pt solid #000000" style:writing-mode="lr-tb"/>
    </style:style>
    <style:style style:name="Table89.C2" style:family="table-cell">
      <style:table-cell-properties fo:padding="0.101cm" fo:border="0.5pt solid #000000" style:writing-mode="lr-tb"/>
    </style:style>
    <style:style style:name="Table89.A3" style:family="table-cell">
      <style:table-cell-properties fo:padding="0.101cm" fo:border="0.5pt solid #000000" style:writing-mode="lr-tb"/>
    </style:style>
    <style:style style:name="Table89.B3" style:family="table-cell">
      <style:table-cell-properties fo:padding="0.101cm" fo:border="0.5pt solid #000000" style:writing-mode="lr-tb"/>
    </style:style>
    <style:style style:name="Table89.C3" style:family="table-cell">
      <style:table-cell-properties fo:padding="0.101cm" fo:border="0.5pt solid #000000" style:writing-mode="lr-tb"/>
    </style:style>
    <style:style style:name="Table89.A4" style:family="table-cell">
      <style:table-cell-properties fo:padding="0.101cm" fo:border="0.5pt solid #000000" style:writing-mode="lr-tb"/>
    </style:style>
    <style:style style:name="Table89.B4" style:family="table-cell">
      <style:table-cell-properties fo:padding="0.101cm" fo:border="0.5pt solid #000000" style:writing-mode="lr-tb"/>
    </style:style>
    <style:style style:name="Table89.C4" style:family="table-cell">
      <style:table-cell-properties fo:padding="0.101cm" fo:border="0.5pt solid #000000" style:writing-mode="lr-tb"/>
    </style:style>
    <style:style style:name="Table89.A5" style:family="table-cell">
      <style:table-cell-properties fo:padding="0.101cm" fo:border="0.5pt solid #000000" style:writing-mode="lr-tb"/>
    </style:style>
    <style:style style:name="Table89.B5" style:family="table-cell">
      <style:table-cell-properties fo:padding="0.101cm" fo:border="0.5pt solid #000000" style:writing-mode="lr-tb"/>
    </style:style>
    <style:style style:name="Table89.C5" style:family="table-cell">
      <style:table-cell-properties fo:padding="0.101cm" fo:border="0.5pt solid #000000" style:writing-mode="lr-tb"/>
    </style:style>
    <style:style style:name="Table89.A6" style:family="table-cell">
      <style:table-cell-properties fo:padding="0.101cm" fo:border="0.5pt solid #000000" style:writing-mode="lr-tb"/>
    </style:style>
    <style:style style:name="Table89.B6" style:family="table-cell">
      <style:table-cell-properties fo:padding="0.101cm" fo:border="0.5pt solid #000000" style:writing-mode="lr-tb"/>
    </style:style>
    <style:style style:name="Table89.C6" style:family="table-cell">
      <style:table-cell-properties fo:padding="0.101cm" fo:border="0.5pt solid #000000" style:writing-mode="lr-tb"/>
    </style:style>
    <style:style style:name="Table89.A7" style:family="table-cell">
      <style:table-cell-properties fo:padding="0.101cm" fo:border="0.5pt solid #000000" style:writing-mode="lr-tb"/>
    </style:style>
    <style:style style:name="Table89.B7" style:family="table-cell">
      <style:table-cell-properties fo:padding="0.101cm" fo:border="0.5pt solid #000000" style:writing-mode="lr-tb"/>
    </style:style>
    <style:style style:name="Table89.C7" style:family="table-cell">
      <style:table-cell-properties fo:padding="0.101cm" fo:border="0.5pt solid #000000" style:writing-mode="lr-tb"/>
    </style:style>
    <style:style style:name="Table89.A8" style:family="table-cell">
      <style:table-cell-properties fo:padding="0.101cm" fo:border="0.5pt solid #000000" style:writing-mode="lr-tb"/>
    </style:style>
    <style:style style:name="Table89.B8" style:family="table-cell">
      <style:table-cell-properties fo:padding="0.101cm" fo:border="0.5pt solid #000000" style:writing-mode="lr-tb"/>
    </style:style>
    <style:style style:name="Table89.C8" style:family="table-cell">
      <style:table-cell-properties fo:padding="0.101cm" fo:border="0.5pt solid #000000" style:writing-mode="lr-tb"/>
    </style:style>
    <style:style style:name="Table89.A9" style:family="table-cell">
      <style:table-cell-properties fo:padding="0.101cm" fo:border="0.5pt solid #000000" style:writing-mode="lr-tb"/>
    </style:style>
    <style:style style:name="Table89.B9" style:family="table-cell">
      <style:table-cell-properties fo:padding="0.101cm" fo:border="0.5pt solid #000000" style:writing-mode="lr-tb"/>
    </style:style>
    <style:style style:name="Table89.C9" style:family="table-cell">
      <style:table-cell-properties fo:padding="0.101cm" fo:border="0.5pt solid #000000" style:writing-mode="lr-tb"/>
    </style:style>
    <style:style style:name="Table89.A10" style:family="table-cell">
      <style:table-cell-properties fo:padding="0.101cm" fo:border="0.5pt solid #000000" style:writing-mode="lr-tb"/>
    </style:style>
    <style:style style:name="Table89.B10" style:family="table-cell">
      <style:table-cell-properties fo:padding="0.101cm" fo:border="0.5pt solid #000000" style:writing-mode="lr-tb"/>
    </style:style>
    <style:style style:name="Table89.C10" style:family="table-cell">
      <style:table-cell-properties fo:padding="0.101cm" fo:border="0.5pt solid #000000" style:writing-mode="lr-tb"/>
    </style:style>
    <style:style style:name="Table89.A11" style:family="table-cell">
      <style:table-cell-properties fo:padding="0.101cm" fo:border="0.5pt solid #000000" style:writing-mode="lr-tb"/>
    </style:style>
    <style:style style:name="Table89.B11" style:family="table-cell">
      <style:table-cell-properties fo:padding="0.101cm" fo:border="0.5pt solid #000000" style:writing-mode="lr-tb"/>
    </style:style>
    <style:style style:name="Table89.C11" style:family="table-cell">
      <style:table-cell-properties fo:padding="0.101cm" fo:border="0.5pt solid #000000" style:writing-mode="lr-tb"/>
    </style:style>
    <style:style style:name="Table89.A12" style:family="table-cell">
      <style:table-cell-properties fo:padding="0.101cm" fo:border="0.5pt solid #000000" style:writing-mode="lr-tb"/>
    </style:style>
    <style:style style:name="Table89.B12" style:family="table-cell">
      <style:table-cell-properties fo:padding="0.101cm" fo:border="0.5pt solid #000000" style:writing-mode="lr-tb"/>
    </style:style>
    <style:style style:name="Table89.C12" style:family="table-cell">
      <style:table-cell-properties fo:padding="0.101cm" fo:border="0.5pt solid #000000" style:writing-mode="lr-tb"/>
    </style:style>
    <style:style style:name="Table89.A13" style:family="table-cell">
      <style:table-cell-properties fo:padding="0.101cm" fo:border="0.5pt solid #000000" style:writing-mode="lr-tb"/>
    </style:style>
    <style:style style:name="Table89.B13" style:family="table-cell">
      <style:table-cell-properties fo:padding="0.101cm" fo:border="0.5pt solid #000000" style:writing-mode="lr-tb"/>
    </style:style>
    <style:style style:name="Table89.C13" style:family="table-cell">
      <style:table-cell-properties fo:padding="0.101cm" fo:border="0.5pt solid #000000" style:writing-mode="lr-tb"/>
    </style:style>
    <style:style style:name="Table89.A14" style:family="table-cell">
      <style:table-cell-properties fo:padding="0.101cm" fo:border="0.5pt solid #000000" style:writing-mode="lr-tb"/>
    </style:style>
    <style:style style:name="Table89.B14" style:family="table-cell">
      <style:table-cell-properties fo:padding="0.101cm" fo:border="0.5pt solid #000000" style:writing-mode="lr-tb"/>
    </style:style>
    <style:style style:name="Table89.C14" style:family="table-cell">
      <style:table-cell-properties fo:padding="0.101cm" fo:border="0.5pt solid #000000" style:writing-mode="lr-tb"/>
    </style:style>
    <style:style style:name="Table89.A15" style:family="table-cell">
      <style:table-cell-properties fo:padding="0.101cm" fo:border="0.5pt solid #000000" style:writing-mode="lr-tb"/>
    </style:style>
    <style:style style:name="Table89.B15" style:family="table-cell">
      <style:table-cell-properties fo:padding="0.101cm" fo:border="0.5pt solid #000000" style:writing-mode="lr-tb"/>
    </style:style>
    <style:style style:name="Table89.C15" style:family="table-cell">
      <style:table-cell-properties fo:padding="0.101cm" fo:border="0.5pt solid #000000" style:writing-mode="lr-tb"/>
    </style:style>
    <style:style style:name="Table89.A16" style:family="table-cell">
      <style:table-cell-properties fo:padding="0.101cm" fo:border="0.5pt solid #000000" style:writing-mode="lr-tb"/>
    </style:style>
    <style:style style:name="Table89.B16" style:family="table-cell">
      <style:table-cell-properties fo:padding="0.101cm" fo:border="0.5pt solid #000000" style:writing-mode="lr-tb"/>
    </style:style>
    <style:style style:name="Table89.C16" style:family="table-cell">
      <style:table-cell-properties fo:padding="0.101cm" fo:border="0.5pt solid #000000" style:writing-mode="lr-tb"/>
    </style:style>
    <style:style style:name="Table89.A17" style:family="table-cell">
      <style:table-cell-properties fo:padding="0.101cm" fo:border="0.5pt solid #000000" style:writing-mode="lr-tb"/>
    </style:style>
    <style:style style:name="Table89.B17" style:family="table-cell">
      <style:table-cell-properties fo:padding="0.101cm" fo:border="0.5pt solid #000000" style:writing-mode="lr-tb"/>
    </style:style>
    <style:style style:name="Table89.C17" style:family="table-cell">
      <style:table-cell-properties fo:padding="0.101cm" fo:border="0.5pt solid #000000" style:writing-mode="lr-tb"/>
    </style:style>
    <style:style style:name="Table89.A18" style:family="table-cell">
      <style:table-cell-properties fo:padding="0.101cm" fo:border="0.5pt solid #000000" style:writing-mode="lr-tb"/>
    </style:style>
    <style:style style:name="Table89.B18" style:family="table-cell">
      <style:table-cell-properties fo:padding="0.101cm" fo:border="0.5pt solid #000000" style:writing-mode="lr-tb"/>
    </style:style>
    <style:style style:name="Table89.C18" style:family="table-cell">
      <style:table-cell-properties fo:padding="0.101cm" fo:border="0.5pt solid #000000" style:writing-mode="lr-tb"/>
    </style:style>
    <style:style style:name="Table89.A19" style:family="table-cell">
      <style:table-cell-properties fo:padding="0.101cm" fo:border="0.5pt solid #000000" style:writing-mode="lr-tb"/>
    </style:style>
    <style:style style:name="Table89.B19" style:family="table-cell">
      <style:table-cell-properties fo:padding="0.101cm" fo:border="0.5pt solid #000000" style:writing-mode="lr-tb"/>
    </style:style>
    <style:style style:name="Table89.C19" style:family="table-cell">
      <style:table-cell-properties fo:padding="0.101cm" fo:border="0.5pt solid #000000" style:writing-mode="lr-tb"/>
    </style:style>
    <style:style style:name="Table92" style:family="table">
      <style:table-properties style:width="27.083cm" fo:margin-left="-0.191cm" fo:margin-top="0cm" fo:margin-bottom="0cm" table:align="left" style:writing-mode="lr-tb"/>
    </style:style>
    <style:style style:name="Table92.A" style:family="table-column">
      <style:table-column-properties style:column-width="14.071cm"/>
    </style:style>
    <style:style style:name="Table92.B" style:family="table-column">
      <style:table-column-properties style:column-width="13.012cm"/>
    </style:style>
    <style:style style:name="Table92.1" style:family="table-row">
      <style:table-row-properties fo:keep-together="auto"/>
    </style:style>
    <style:style style:name="Table92.A1" style:family="table-cell">
      <style:table-cell-properties fo:padding-left="0.191cm" fo:padding-right="0.191cm" fo:padding-top="0cm" fo:padding-bottom="0cm" fo:border="none" style:writing-mode="lr-tb"/>
    </style:style>
    <style:style style:name="Table90" style:family="table">
      <style:table-properties style:rel-width="100%" fo:margin-left="0cm" fo:margin-top="0cm" fo:margin-bottom="0cm" table:align="left" style:writing-mode="lr-tb"/>
    </style:style>
    <style:style style:name="Table90.A" style:family="table-column">
      <style:table-column-properties style:rel-column-width="21849*"/>
    </style:style>
    <style:style style:name="Table90.B" style:family="table-column">
      <style:table-column-properties style:rel-column-width="21843*"/>
    </style:style>
    <style:style style:name="Table90.1" style:family="table-row">
      <style:table-row-properties fo:keep-together="auto"/>
    </style:style>
    <style:style style:name="Table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margin-top="0cm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pb" style:family="paragraph" style:parent-style-name="Standard">
      <style:paragraph-properties fo:margin-top="0cm" fo:margin-bottom="0.212cm" style:contextual-spacing="false" fo:text-align="start" style:justify-single-word="false" fo:orphans="2" fo:widows="2" fo:break-before="page"/>
      <style:text-properties style:font-name="Cambria" fo:font-weight="bold" fo:language="en" fo:country="GB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29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style:font-name="Garamond" fo:font-size="8pt" style:font-size-asian="8pt" style:font-size-complex="8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17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6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7" style:family="paragraph" style:parent-style-name="Standard">
      <style:paragraph-properties fo:margin-top="0cm" fo:margin-bottom="0cm" style:contextual-spacing="false" fo:break-before="page"/>
    </style:style>
    <style:style style:name="P48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>
      <style:paragraph-properties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 style:list-style-name="WWNum6">
      <style:paragraph-properties fo:margin-left="1.25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Middle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fo:font-size="10pt" fo:letter-spacing="-0.007cm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4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/>
    </style:style>
    <style:style style:name="T26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7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8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0" style:family="text">
      <style:text-properties style:font-name="Garamond" fo:font-size="10pt" fo:font-weight="bold" style:font-size-asian="10pt" style:font-weight-asian="bold" style:font-size-complex="10pt"/>
    </style:style>
    <style:style style:name="T31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35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36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38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39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0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1" style:family="text">
      <style:text-properties fo:font-size="10pt" fo:font-weight="normal" style:font-size-asian="10pt" style:font-weight-asian="normal" style:font-size-complex="10pt"/>
    </style:style>
    <style:style style:name="T42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3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4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" style:family="paragraph" style:parent-style-name="Standard">
      <style:paragraph-properties fo:break-before="pag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0FD68FA9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  <text:p text:style-name="P12" loext:marker-style-name="T1"/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ext:p text:style-name="PageBreakClean"/>
      <table:table table:name="Table3_AC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4. ${Common_T01571}<text:line-break/>B5. ${Common_T01580} ${Common_T01590}<text:line-break/>B6. ${Common_T01600}<text:line-break/>B7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1. ${Common_T01811}<text:line-break/>D2. ${Common_T01820}</text:span><text:span text:style-name="T1"/></text:p>
            <text:p text:style-name="P13"/>
            <text:p text:style-name="P13"/>
          </table:table-cell>
        </table:table-row>
      </table:table>
      <text:p text:style-name="PageBreakClean"/>
      <table:table table:name="Table3_D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2" loext:marker-style-name="T1"/>
                </table:table-cell>
                <table:table-cell table:style-name="Table1.B3" office:value-type="string">
                  <text:p text:style-name="P12" loext:marker-style-name="T1"/>
                </table:table-cell>
                <table:table-cell table:style-name="Table1.C3" office:value-type="string">
                  <text:p text:style-name="P12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ext:p text:style-name="PageBreakClean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pb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F"/>
        <table:table-column table:style-name="Table10.C"/>
        <table:table-column table:style-name="Table10.D"/>
        <table:table-column table:style-name="Table10.K"/>
        <table:table-row table:style-name="Table10.1">
          <table:table-cell table:style-name="Table10.A1" office:value-type="string">
            <text:p text:style-name="P12" loext:marker-style-name="T1"/>
          </table:table-cell>
          <table:table-cell table:style-name="Table10.A1" table:number-rows-spanned="6" office:value-type="string">
            <text:p text:style-name="P12" loext:marker-style-name="T1"/>
          </table:table-cell>
          <table:table-cell table:style-name="Table10.C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0.D1" office:value-type="string">
            <text:p text:style-name="P25" loext:marker-style-name="T16"><text:span text:style-name="T16">A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1" office:value-type="string">
            <text:p text:style-name="P26" loext:marker-style-name="T19"/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1" office:value-type="string">
            <text:p text:style-name="P25" loext:marker-style-name="T16"><text:span text:style-name="T16">2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1" office:value-type="string">
            <text:p text:style-name="P25" loext:marker-style-name="T16"><text:span text:style-name="T16">3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2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2" office:value-type="string">
            <text:p text:style-name="P9" loext:marker-style-name="T20"><text:span text:style-name="T20">${VE_VEA_desc}</text:span><text:span text:style-name="T20"/></text:p>
          </table:table-cell>
          <table:covered-table-cell table:style-name="Table10.E2"/>
          <table:table-cell table:style-name="Table10.F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0.E2"/>
          <table:table-cell table:style-name="Table10.H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0.E2"/>
          <table:table-cell table:style-name="Table10.J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3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3" office:value-type="string">
            <text:p text:style-name="P9" loext:marker-style-name="T22"><text:span text:style-name="T22">${VE_VEA_misc}</text:span><text:span text:style-name="T22"/></text:p>
            <text:p text:style-name="P27" loext:marker-style-name="T20"/>
          </table:table-cell>
          <table:covered-table-cell table:style-name="Table10.E2"/>
          <table:table-cell table:style-name="Table10.F3" office:value-type="string">
            <text:p text:style-name="P12" loext:marker-style-name="T1"/>
          </table:table-cell>
          <table:covered-table-cell table:style-name="Table10.E2"/>
          <table:table-cell table:style-name="Table10.H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2_owasp_dev_guide_print}</text:span><text:span text:style-name="T23"/></text:p>
                </table:table-cell>
              </table:table-row>
              <table:table-row table:style-name="Table4.1">
                <table:table-cell table:style-name="Table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2_owasp_asvs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2_owasp_appsensor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2_capec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2_safecode}</text:span><text:span text:style-name="T23"/></text:p>
                </table:table-cell>
              </table:table-row>
              <table:table-row table:style-name="Table4.1">
                <table:table-cell table:style-name="Table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E2"/>
          <table:table-cell table:style-name="Table10.J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3_owasp_dev_guide_print}</text:span><text:span text:style-name="T23"/></text:p>
                </table:table-cell>
              </table:table-row>
              <table:table-row table:style-name="Table5.1">
                <table:table-cell table:style-name="Table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3_owasp_asvs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3_owasp_appsensor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3_capec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3_safecode}</text:span><text:span text:style-name="T23"/></text:p>
                </table:table-cell>
              </table:table-row>
              <table:table-row table:style-name="Table5.1">
                <table:table-cell table:style-name="Table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 loext:marker-style-name="T1"/>
          </table:table-cell>
          <table:covered-table-cell table:style-name="Table10.A1"/>
          <table:table-cell table:style-name="Table10.C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D4" office:value-type="string">
            <text:p text:style-name="P25" loext:marker-style-name="T16"><text:span text:style-name="T16">4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4" office:value-type="string">
            <text:p text:style-name="P25" loext:marker-style-name="T16"><text:span text:style-name="T16">5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4" office:value-type="string">
            <text:p text:style-name="P25" loext:marker-style-name="T16"><text:span text:style-name="T16">6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4" office:value-type="string">
            <text:p text:style-name="P25" loext:marker-style-name="T16"><text:span text:style-name="T16">7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5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0.C2"/>
          <table:table-cell table:style-name="Table10.F5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0.C2"/>
          <table:table-cell table:style-name="Table10.H5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0.C2"/>
          <table:table-cell table:style-name="Table10.J5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6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4_owasp_dev_guide_print}</text:span><text:span text:style-name="T23"/></text:p>
                </table:table-cell>
              </table:table-row>
              <table:table-row table:style-name="Table6.1">
                <table:table-cell table:style-name="Table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4_owasp_asvs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4_owasp_appsensor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4_capec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4_safecode}</text:span><text:span text:style-name="T23"/></text:p>
                </table:table-cell>
              </table:table-row>
              <table:table-row table:style-name="Table6.1">
                <table:table-cell table:style-name="Table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F6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5_owasp_dev_guide_print}</text:span><text:span text:style-name="T23"/></text:p>
                </table:table-cell>
              </table:table-row>
              <table:table-row table:style-name="Table7.1">
                <table:table-cell table:style-name="Table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5_owasp_asvs_print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5_owasp_appsensor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5_capec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5_safecode}</text:span><text:span text:style-name="T23"/></text:p>
                </table:table-cell>
              </table:table-row>
              <table:table-row table:style-name="Table7.1">
                <table:table-cell table:style-name="Table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H6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6_owasp_dev_guide_print}</text:span><text:span text:style-name="T23"/></text:p>
                </table:table-cell>
              </table:table-row>
              <table:table-row table:style-name="Table8.1">
                <table:table-cell table:style-name="Table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6_owasp_asvs_print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6_owasp_appsensor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6_capec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6_safecode}</text:span><text:span text:style-name="T23"/></text:p>
                </table:table-cell>
              </table:table-row>
              <table:table-row table:style-name="Table8.1">
                <table:table-cell table:style-name="Table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J6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7_owasp_dev_guide_print}</text:span><text:span text:style-name="T23"/></text:p>
                </table:table-cell>
              </table:table-row>
              <table:table-row table:style-name="Table9.1">
                <table:table-cell table:style-name="Table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7_owasp_asvs_print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7_owasp_appsensor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7_capec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7_safecode}</text:span><text:span text:style-name="T23"/></text:p>
                </table:table-cell>
              </table:table-row>
              <table:table-row table:style-name="Table9.1">
                <table:table-cell table:style-name="Table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</table:table>
      <text:p text:style-name="P47" loext:marker-style-name="T1"><ns6:frame ns6:style-name="fr1" ns6:name="BackPage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column table:style-name="Table17.E"/>
        <table:table-column table:style-name="Table17.B"/>
        <table:table-column table:style-name="Table17.E"/>
        <table:table-row table:style-name="Table17.1">
          <table:table-cell table:style-name="Table17.A1" table:number-rows-spanned="6" office:value-type="string">
            <text:p text:style-name="P12" loext:marker-style-name="T1"/>
          </table:table-cell>
          <table:table-cell table:style-name="Table17.B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7.C1" office:value-type="string">
            <text:p text:style-name="P25" loext:marker-style-name="T16"><text:span text:style-name="T16">8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E1" office:value-type="string">
            <text:p text:style-name="P25" loext:marker-style-name="T16"><text:span text:style-name="T16">9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G1" office:value-type="string">
            <text:p text:style-name="P25" loext:marker-style-name="T16"><text:span text:style-name="T16">10</text:span><text:span text:style-name="T16"/></text:p>
          </table:table-cell>
          <table:table-cell table:style-name="Table17.D1" table:number-rows-spanned="3" office:value-type="string">
            <text:p text:style-name="P29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7.D2"/>
          <table:table-cell table:style-name="Table17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7.D2"/>
          <table:table-cell table:style-name="Table17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7.D2"/>
          <table:table-cell table:style-name="Table17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8_owasp_dev_guide_print}</text:span><text:span text:style-name="T23"/></text:p>
                </table:table-cell>
              </table:table-row>
              <table:table-row table:style-name="Table11.1">
                <table:table-cell table:style-name="Table1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8_owasp_asvs_print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8_owasp_appsensor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8_capec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8_safecode}</text:span><text:span text:style-name="T23"/></text:p>
                </table:table-cell>
              </table:table-row>
              <table:table-row table:style-name="Table11.1">
                <table:table-cell table:style-name="Table1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17.D2"/>
          <table:table-cell table:style-name="Table17.E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9_owasp_dev_guide_print}</text:span><text:span text:style-name="T23"/></text:p>
                </table:table-cell>
              </table:table-row>
              <table:table-row table:style-name="Table12.1">
                <table:table-cell table:style-name="Table1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9_owasp_asvs_print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9_owasp_appsensor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9_capec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9_safecode}</text:span><text:span text:style-name="T23"/></text:p>
                </table:table-cell>
              </table:table-row>
              <table:table-row table:style-name="Table12.1">
                <table:table-cell table:style-name="Table1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G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X_owasp_dev_guide_print}</text:span><text:span text:style-name="T23"/></text:p>
                </table:table-cell>
              </table:table-row>
              <table:table-row table:style-name="Table13.1">
                <table:table-cell table:style-name="Table1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X_owasp_asvs_print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X_owasp_appsensor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X_capec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X_safecode}</text:span><text:span text:style-name="T23"/></text:p>
                </table:table-cell>
              </table:table-row>
              <table:table-row table:style-name="Table13.1">
                <table:table-cell table:style-name="Table1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I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J_owasp_dev_guide_print}</text:span><text:span text:style-name="T23"/></text:p>
                </table:table-cell>
              </table:table-row>
              <table:table-row table:style-name="Table14.1">
                <table:table-cell table:style-name="Table1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J_owasp_asvs_print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J_owasp_appsensor}</text:span><text:span text:style-name="T23"/></text:p>
                </table:table-cell>
              </table:table-row>
              <table:table-row table:style-name="Table14.1">
                <table:table-cell table:style-name="Table14.A4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J_capec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J_safecode}</text:span><text:span text:style-name="T23"/></text:p>
                </table:table-cell>
              </table:table-row>
              <table:table-row table:style-name="Table14.1">
                <table:table-cell table:style-name="Table1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7.1">
          <table:covered-table-cell table:style-name="Table17.A1"/>
          <table:table-cell table:style-name="Table17.B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Q</text:span><text:span text:style-name="T2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K</text:span><text:span text:style-name="T26"/></text:p>
          </table:table-cell>
          <table:table-cell table:style-name="Table17.F4" table:number-rows-spanned="3" office:value-type="string">
            <text:p text:style-name="P31" loext:marker-style-name="T17"/>
          </table:table-cell>
          <table:table-cell table:style-name="Table17.G4" office:value-type="string">
            <text:p text:style-name="P32" loext:marker-style-name="T27"/>
          </table:table-cell>
          <table:table-cell table:style-name="Table17.H4" table:number-rows-spanned="3" office:value-type="string">
            <text:p text:style-name="P31" loext:marker-style-name="T17"/>
          </table:table-cell>
          <table:table-cell table:style-name="Table17.I4" office:value-type="string">
            <text:p text:style-name="P32" loext:marker-style-name="T27"/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7.B2"/>
          <table:table-cell table:style-name="Table17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7.F5"/>
          <table:table-cell table:style-name="Table17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17.H5"/>
          <table:table-cell table:style-name="Table17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Q_owasp_dev_guide_print}</text:span><text:span text:style-name="T23"/></text:p>
                </table:table-cell>
              </table:table-row>
              <table:table-row table:style-name="Table15.1">
                <table:table-cell table:style-name="Table15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VE_VEQ_owasp_asvs_print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Q_owasp_appsensor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Q_capec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Q_safecode}</text:span><text:span text:style-name="T23"/></text:p>
                </table:table-cell>
              </table:table-row>
              <table:table-row table:style-name="Table15.1">
                <table:table-cell table:style-name="Table1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B2"/>
          <table:table-cell table:style-name="Table17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K_owasp_dev_guide_print}</text:span><text:span text:style-name="T23"/></text:p>
                </table:table-cell>
              </table:table-row>
              <table:table-row table:style-name="Table16.1">
                <table:table-cell table:style-name="Table1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K_owasp_asvs_print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K_owasp_appsensor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K_capec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K_safecode}</text:span><text:span text:style-name="T23"/></text:p>
                </table:table-cell>
              </table:table-row>
              <table:table-row table:style-name="Table16.1">
                <table:table-cell table:style-name="Table1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17.F6"/>
          <table:table-cell table:style-name="Table17.G6" office:value-type="string">
            <text:p text:style-name="P12" loext:marker-style-name="T1"/>
          </table:table-cell>
          <table:covered-table-cell table:style-name="Table17.H6"/>
          <table:table-cell table:style-name="Table17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B"/>
        <table:table-column table:style-name="Table24.C"/>
        <table:table-column table:style-name="Table24.H"/>
        <table:table-column table:style-name="Table24.C"/>
        <table:table-row table:style-name="Table24.1">
          <table:table-cell table:style-name="Table24.A1" table:number-rows-spanned="6" office:value-type="string">
            <text:p text:style-name="P12" loext:marker-style-name="T1"/>
          </table:table-cell>
          <table:table-cell table:style-name="Table24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24.C1" office:value-type="string">
            <text:p text:style-name="P25" loext:marker-style-name="T29"><text:span text:style-name="T29">A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1" office:value-type="string">
            <text:p text:style-name="P32" loext:marker-style-name="T27"/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1" office:value-type="string">
            <text:p text:style-name="P25" loext:marker-style-name="T29"><text:span text:style-name="T29">2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1" office:value-type="string">
            <text:p text:style-name="P25" loext:marker-style-name="T29"><text:span text:style-name="T27">3</text:span><text:span text:style-name="T29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2" office:value-type="string">
            <text:p text:style-name="P9" loext:marker-style-name="T20"><text:span text:style-name="T20">${AT_ATA_desc}</text:span><text:span text:style-name="T20"/></text:p>
          </table:table-cell>
          <table:covered-table-cell table:style-name="Table24.D2"/>
          <table:table-cell table:style-name="Table24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24.D2"/>
          <table:table-cell table:style-name="Table24.G2" office:value-type="string">
            <text:p text:style-name="P9" loext:marker-style-name="T1"><text:span text:style-name="T20">${AT_AT2_desc}</text:span></text:p>
          </table:table-cell>
          <table:covered-table-cell table:style-name="Table24.D2"/>
          <table:table-cell table:style-name="Table24.I2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3" office:value-type="string">
            <text:p text:style-name="P9" loext:marker-style-name="T22"><text:span text:style-name="T22">${AT_ATA_misc}</text:span><text:span text:style-name="T22"/></text:p>
          </table:table-cell>
          <table:covered-table-cell table:style-name="Table24.D2"/>
          <table:table-cell table:style-name="Table24.E3" office:value-type="string">
            <text:p text:style-name="P12" loext:marker-style-name="T1"/>
          </table:table-cell>
          <table:covered-table-cell table:style-name="Table24.D2"/>
          <table:table-cell table:style-name="Table24.G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2_owasp_dev_guide_print}</text:span><text:span text:style-name="T23"/></text:p>
                </table:table-cell>
              </table:table-row>
              <table:table-row table:style-name="Table18.1">
                <table:table-cell table:style-name="Table1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2_owasp_asvs_print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2_owasp_appsensor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2_capec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2_safecode}</text:span><text:span text:style-name="T23"/></text:p>
                </table:table-cell>
              </table:table-row>
              <table:table-row table:style-name="Table18.1">
                <table:table-cell table:style-name="Table1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D2"/>
          <table:table-cell table:style-name="Table24.I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3_owasp_dev_guide_print}</text:span><text:span text:style-name="T23"/></text:p>
                </table:table-cell>
              </table:table-row>
              <table:table-row table:style-name="Table19.1">
                <table:table-cell table:style-name="Table1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3_owasp_asvs_print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3_owasp_appsensor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3_capec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3_safecode}</text:span><text:span text:style-name="T23"/></text:p>
                </table:table-cell>
              </table:table-row>
              <table:table-row table:style-name="Table19.1">
                <table:table-cell table:style-name="Table1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4.1">
          <table:covered-table-cell table:style-name="Table24.A4"/>
          <table:table-cell table:style-name="Table24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C4" office:value-type="string">
            <text:p text:style-name="P25" loext:marker-style-name="T29"><text:span text:style-name="T29">4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4" office:value-type="string">
            <text:p text:style-name="P25" loext:marker-style-name="T29"><text:span text:style-name="T29">5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4" office:value-type="string">
            <text:p text:style-name="P25" loext:marker-style-name="T29"><text:span text:style-name="T29">6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4" office:value-type="string">
            <text:p text:style-name="P25" loext:marker-style-name="T29"><text:span text:style-name="T29">7</text:span><text:span text:style-name="T29"/></text:p>
          </table:table-cell>
        </table:table-row>
        <table:table-row table:style-name="Table24.2">
          <table:covered-table-cell table:style-name="Table24.A5"/>
          <table:covered-table-cell table:style-name="Table24.B2"/>
          <table:table-cell table:style-name="Table24.C5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4.B2"/>
          <table:table-cell table:style-name="Table24.E5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4.B2"/>
          <table:table-cell table:style-name="Table24.G5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4.B2"/>
          <table:table-cell table:style-name="Table24.I5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4.2">
          <table:covered-table-cell table:style-name="Table24.A6"/>
          <table:covered-table-cell table:style-name="Table24.B2"/>
          <table:table-cell table:style-name="Table24.C6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4_owasp_dev_guide_print}</text:span><text:span text:style-name="T23"/></text:p>
                </table:table-cell>
              </table:table-row>
              <table:table-row table:style-name="Table20.1">
                <table:table-cell table:style-name="Table2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4_owasp_asvs_print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4_owasp_appsensor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4_capec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4_safecode}</text:span><text:span text:style-name="T23"/></text:p>
                </table:table-cell>
              </table:table-row>
              <table:table-row table:style-name="Table20.1">
                <table:table-cell table:style-name="Table20.A6" office:value-type="string">
                  <text:p text:style-name="P9" loext:marker-style-name="T23"><text:span text:style-name="T25">${Common_Title_full}</text:span><text:span text:style-name="T23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E6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5_owasp_dev_guide_print}</text:span><text:span text:style-name="T23"/></text:p>
                </table:table-cell>
              </table:table-row>
              <table:table-row table:style-name="Table21.1">
                <table:table-cell table:style-name="Table2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5_owasp_asvs_print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5_owasp_appsensor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5_capec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5_safecode}</text:span><text:span text:style-name="T23"/></text:p>
                </table:table-cell>
              </table:table-row>
              <table:table-row table:style-name="Table21.1">
                <table:table-cell table:style-name="Table2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G6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6_owasp_dev_guide_print}</text:span><text:span text:style-name="T23"/></text:p>
                </table:table-cell>
              </table:table-row>
              <table:table-row table:style-name="Table22.1">
                <table:table-cell table:style-name="Table2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6_owasp_asvs_print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6_owasp_appsensor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6_capec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6_safecode}</text:span><text:span text:style-name="T23"/></text:p>
                </table:table-cell>
              </table:table-row>
              <table:table-row table:style-name="Table22.1">
                <table:table-cell table:style-name="Table2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I6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7_owasp_dev_guide_print}</text:span><text:span text:style-name="T23"/></text:p>
                </table:table-cell>
              </table:table-row>
              <table:table-row table:style-name="Table23.1">
                <table:table-cell table:style-name="Table2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7_owasp_asvs_print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7_owasp_appsensor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7_capec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7_safecode}</text:span><text:span text:style-name="T23"/></text:p>
                </table:table-cell>
              </table:table-row>
              <table:table-row table:style-name="Table23.1">
                <table:table-cell table:style-name="Table2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2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C"/>
        <table:table-column table:style-name="Table31.B"/>
        <table:table-column table:style-name="Table31.I"/>
        <table:table-row table:style-name="Table31.1">
          <table:table-cell table:style-name="Table31.A1" table:number-rows-spanned="6" office:value-type="string">
            <text:p text:style-name="P12" loext:marker-style-name="T1"/>
          </table:table-cell>
          <table:table-cell table:style-name="Table31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31.C1" office:value-type="string">
            <text:p text:style-name="P25" loext:marker-style-name="T29"><text:span text:style-name="T29">8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E1" office:value-type="string">
            <text:p text:style-name="P25" loext:marker-style-name="T29"><text:span text:style-name="T29">9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G1" office:value-type="string">
            <text:p text:style-name="P25" loext:marker-style-name="T29"><text:span text:style-name="T29">10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1.D2"/>
          <table:table-cell table:style-name="Table31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1.D2"/>
          <table:table-cell table:style-name="Table31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1.D2"/>
          <table:table-cell table:style-name="Table31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8_owasp_dev_guide_print}</text:span><text:span text:style-name="T23"/></text:p>
                </table:table-cell>
              </table:table-row>
              <table:table-row table:style-name="Table25.1">
                <table:table-cell table:style-name="Table2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8_owasp_asvs_print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8_owasp_appsensor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8_capec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8_safecode}</text:span><text:span text:style-name="T23"/></text:p>
                </table:table-cell>
              </table:table-row>
              <table:table-row table:style-name="Table25.1">
                <table:table-cell table:style-name="Table2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31.D2"/>
          <table:table-cell table:style-name="Table31.E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9_owasp_dev_guide_print}</text:span><text:span text:style-name="T23"/></text:p>
                </table:table-cell>
              </table:table-row>
              <table:table-row table:style-name="Table26.1">
                <table:table-cell table:style-name="Table2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9_owasp_asvs_print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9_owasp_appsensor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9_capec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9_safecode}</text:span><text:span text:style-name="T23"/></text:p>
                </table:table-cell>
              </table:table-row>
              <table:table-row table:style-name="Table26.1">
                <table:table-cell table:style-name="Table2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G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X_owasp_dev_guide_print}</text:span><text:span text:style-name="T23"/></text:p>
                </table:table-cell>
              </table:table-row>
              <table:table-row table:style-name="Table27.1">
                <table:table-cell table:style-name="Table2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X_owasp_asvs_print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X_owasp_appsensor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X_capec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X_safecode}</text:span><text:span text:style-name="T23"/></text:p>
                </table:table-cell>
              </table:table-row>
              <table:table-row table:style-name="Table27.1">
                <table:table-cell table:style-name="Table2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I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J_owasp_dev_guide_print}</text:span><text:span text:style-name="T23"/></text:p>
                </table:table-cell>
              </table:table-row>
              <table:table-row table:style-name="Table28.1">
                <table:table-cell table:style-name="Table2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J_owasp_asvs_print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J_owasp_appsensor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J_capec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J_safecode}</text:span><text:span text:style-name="T23"/></text:p>
                </table:table-cell>
              </table:table-row>
              <table:table-row table:style-name="Table28.1">
                <table:table-cell table:style-name="Table2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1.1">
          <table:covered-table-cell table:style-name="Table31.A4"/>
          <table:table-cell table:style-name="Table31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Q</text:span><text:span text:style-name="T26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K</text:span><text:span text:style-name="T26"/></text:p>
          </table:table-cell>
          <table:table-cell table:style-name="Table31.F4" table:number-rows-spanned="3" office:value-type="string">
            <text:p text:style-name="P31" loext:marker-style-name="T17"/>
          </table:table-cell>
          <table:table-cell table:style-name="Table31.G4" office:value-type="string">
            <text:p text:style-name="P32" loext:marker-style-name="T27"/>
          </table:table-cell>
          <table:table-cell table:style-name="Table31.H4" table:number-rows-spanned="3" office:value-type="string">
            <text:p text:style-name="P31" loext:marker-style-name="T17"/>
          </table:table-cell>
          <table:table-cell table:style-name="Table31.I4" office:value-type="string">
            <text:p text:style-name="P32" loext:marker-style-name="T27"/>
          </table:table-cell>
        </table:table-row>
        <table:table-row table:style-name="Table31.2">
          <table:covered-table-cell table:style-name="Table31.A5"/>
          <table:covered-table-cell table:style-name="Table31.B2"/>
          <table:table-cell table:style-name="Table31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1.B2"/>
          <table:table-cell table:style-name="Table31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1.F5"/>
          <table:table-cell table:style-name="Table31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1.H5"/>
          <table:table-cell table:style-name="Table31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31.2">
          <table:covered-table-cell table:style-name="Table31.A6"/>
          <table:covered-table-cell table:style-name="Table31.B2"/>
          <table:table-cell table:style-name="Table31.I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Q_owasp_dev_guide_print}</text:span><text:span text:style-name="T23"/></text:p>
                </table:table-cell>
              </table:table-row>
              <table:table-row table:style-name="Table29.1">
                <table:table-cell table:style-name="Table2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Q_owasp_asvs_print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Q_owasp_appsensor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Q_capec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Q_safecode}</text:span><text:span text:style-name="T23"/></text:p>
                </table:table-cell>
              </table:table-row>
              <table:table-row table:style-name="Table29.1">
                <table:table-cell table:style-name="Table2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B2"/>
          <table:table-cell table:style-name="Table31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K_owasp_dev_guide_print}</text:span><text:span text:style-name="T23"/></text:p>
                </table:table-cell>
              </table:table-row>
              <table:table-row table:style-name="Table30.1">
                <table:table-cell table:style-name="Table3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K_owasp_asvs_print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K_owasp_appsensor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K_capec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K_safecode}</text:span><text:span text:style-name="T23"/></text:p>
                </table:table-cell>
              </table:table-row>
              <table:table-row table:style-name="Table30.1">
                <table:table-cell table:style-name="Table3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3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34" loext:marker-style-name="T30"/>
          </table:table-cell>
          <table:covered-table-cell table:style-name="Table31.F6"/>
          <table:table-cell table:style-name="Table31.G6" office:value-type="string">
            <text:p text:style-name="P12" loext:marker-style-name="T1"/>
          </table:table-cell>
          <table:covered-table-cell table:style-name="Table31.H6"/>
          <table:table-cell table:style-name="Table31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D"/>
        <table:table-column table:style-name="Table38.G"/>
        <table:table-column table:style-name="Table38.D"/>
        <table:table-column table:style-name="Table38.C"/>
        <table:table-row table:style-name="Table38.1">
          <table:table-cell table:style-name="Table38.A1" table:number-rows-spanned="6" office:value-type="string">
            <text:p text:style-name="P12" loext:marker-style-name="T1"/>
          </table:table-cell>
          <table:table-cell table:style-name="Table38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38.C1" office:value-type="string">
            <text:p text:style-name="P25" loext:marker-style-name="T31"><text:span text:style-name="T31">A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1" office:value-type="string">
            <text:p text:style-name="P35" loext:marker-style-name="T32"/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1" office:value-type="string">
            <text:p text:style-name="P25" loext:marker-style-name="T31"><text:span text:style-name="T31">2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1" office:value-type="string">
            <text:p text:style-name="P25" loext:marker-style-name="T31"><text:span text:style-name="T31">3</text:span><text:span text:style-name="T3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2" office:value-type="string">
            <text:p text:style-name="P9" loext:marker-style-name="T20"><text:span text:style-name="T20">${SM_SMA_desc}</text:span><text:span text:style-name="T20"/></text:p>
          </table:table-cell>
          <table:covered-table-cell table:style-name="Table38.D2"/>
          <table:table-cell table:style-name="Table38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8.D2"/>
          <table:table-cell table:style-name="Table38.G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38.D2"/>
          <table:table-cell table:style-name="Table38.I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3" office:value-type="string">
            <text:p text:style-name="P9" loext:marker-style-name="T20"><text:span text:style-name="T22">${SM_SMA_misc}</text:span><text:span text:style-name="T33"/></text:p>
          </table:table-cell>
          <table:covered-table-cell table:style-name="Table38.D2"/>
          <table:table-cell table:style-name="Table38.E3" office:value-type="string">
            <text:p text:style-name="P12" loext:marker-style-name="T1"/>
          </table:table-cell>
          <table:covered-table-cell table:style-name="Table38.D2"/>
          <table:table-cell table:style-name="Table38.G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2_owasp_dev_guide_print}</text:span><text:span text:style-name="T23"/></text:p>
                </table:table-cell>
              </table:table-row>
              <table:table-row table:style-name="Table32.1">
                <table:table-cell table:style-name="Table32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SM_SM2_owasp_asvs_print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2_owasp_appsensor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2_capec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2_safecode}</text:span><text:span text:style-name="T23"/></text:p>
                </table:table-cell>
              </table:table-row>
              <table:table-row table:style-name="Table32.1">
                <table:table-cell table:style-name="Table3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D2"/>
          <table:table-cell table:style-name="Table38.I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3_owasp_dev_guide_print}</text:span><text:span text:style-name="T23"/></text:p>
                </table:table-cell>
              </table:table-row>
              <table:table-row table:style-name="Table33.1">
                <table:table-cell table:style-name="Table3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3_owasp_asvs_print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3_owasp_appsensor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3_capec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3_safecode}</text:span><text:span text:style-name="T23"/></text:p>
                </table:table-cell>
              </table:table-row>
              <table:table-row table:style-name="Table33.1">
                <table:table-cell table:style-name="Table3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8.1">
          <table:covered-table-cell table:style-name="Table38.A4"/>
          <table:table-cell table:style-name="Table38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C4" office:value-type="string">
            <text:p text:style-name="P25" loext:marker-style-name="T31"><text:span text:style-name="T31">4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4" office:value-type="string">
            <text:p text:style-name="P25" loext:marker-style-name="T31"><text:span text:style-name="T31">5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4" office:value-type="string">
            <text:p text:style-name="P25" loext:marker-style-name="T31"><text:span text:style-name="T31">6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4" office:value-type="string">
            <text:p text:style-name="P25" loext:marker-style-name="T31"><text:span text:style-name="T31">7</text:span><text:span text:style-name="T31"/></text:p>
          </table:table-cell>
        </table:table-row>
        <table:table-row table:style-name="Table38.2">
          <table:covered-table-cell table:style-name="Table38.A5"/>
          <table:covered-table-cell table:style-name="Table38.B2"/>
          <table:table-cell table:style-name="Table38.C5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38.B2"/>
          <table:table-cell table:style-name="Table38.E5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38.B2"/>
          <table:table-cell table:style-name="Table38.G5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38.B2"/>
          <table:table-cell table:style-name="Table38.I5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38.2">
          <table:covered-table-cell table:style-name="Table38.A6"/>
          <table:covered-table-cell table:style-name="Table38.B2"/>
          <table:table-cell table:style-name="Table38.C6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4_owasp_dev_guide_print}</text:span><text:span text:style-name="T23"/></text:p>
                </table:table-cell>
              </table:table-row>
              <table:table-row table:style-name="Table34.1">
                <table:table-cell table:style-name="Table3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4_owasp_asvs_print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4_owasp_appsensor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4_capec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4_safecode}</text:span><text:span text:style-name="T23"/></text:p>
                </table:table-cell>
              </table:table-row>
              <table:table-row table:style-name="Table34.1">
                <table:table-cell table:style-name="Table3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E6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5_owasp_dev_guide_print}</text:span><text:span text:style-name="T23"/></text:p>
                </table:table-cell>
              </table:table-row>
              <table:table-row table:style-name="Table35.1">
                <table:table-cell table:style-name="Table3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5_owasp_asvs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5_owasp_appsensor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5_capec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5_safecode}</text:span><text:span text:style-name="T23"/></text:p>
                </table:table-cell>
              </table:table-row>
              <table:table-row table:style-name="Table35.1">
                <table:table-cell table:style-name="Table3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G6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6_owasp_dev_guide_print}</text:span><text:span text:style-name="T23"/></text:p>
                </table:table-cell>
              </table:table-row>
              <table:table-row table:style-name="Table36.1">
                <table:table-cell table:style-name="Table3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6_owasp_asvs_print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6_owasp_appsensor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SM_SM6_capec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6_safecode}</text:span><text:span text:style-name="T23"/></text:p>
                </table:table-cell>
              </table:table-row>
              <table:table-row table:style-name="Table36.1">
                <table:table-cell table:style-name="Table3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I6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7_owasp_dev_guide_print}</text:span><text:span text:style-name="T23"/></text:p>
                </table:table-cell>
              </table:table-row>
              <table:table-row table:style-name="Table37.1">
                <table:table-cell table:style-name="Table3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7_owasp_asvs_print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7_owasp_appsensor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7_capec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7_safecode}</text:span><text:span text:style-name="T23"/></text:p>
                </table:table-cell>
              </table:table-row>
              <table:table-row table:style-name="Table37.1">
                <table:table-cell table:style-name="Table3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4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C"/>
        <table:table-column table:style-name="Table45.B"/>
        <table:table-column table:style-name="Table45.E"/>
        <table:table-row table:style-name="Table45.1">
          <table:table-cell table:style-name="Table45.A1" table:number-rows-spanned="6" office:value-type="string">
            <text:p text:style-name="P12" loext:marker-style-name="T1"/>
          </table:table-cell>
          <table:table-cell table:style-name="Table45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45.C1" office:value-type="string">
            <text:p text:style-name="P25" loext:marker-style-name="T31"><text:span text:style-name="T31">8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E1" office:value-type="string">
            <text:p text:style-name="P25" loext:marker-style-name="T31"><text:span text:style-name="T31">9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G1" office:value-type="string">
            <text:p text:style-name="P25" loext:marker-style-name="T31"><text:span text:style-name="T31">10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5.D2"/>
          <table:table-cell table:style-name="Table45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5.D2"/>
          <table:table-cell table:style-name="Table45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5.D2"/>
          <table:table-cell table:style-name="Table45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8_owasp_dev_guide_print}</text:span><text:span text:style-name="T23"/></text:p>
                </table:table-cell>
              </table:table-row>
              <table:table-row table:style-name="Table39.1">
                <table:table-cell table:style-name="Table3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8_owasp_asvs_print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8_owasp_appsensor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8_capec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8_safecode}</text:span><text:span text:style-name="T23"/></text:p>
                </table:table-cell>
              </table:table-row>
              <table:table-row table:style-name="Table39.1">
                <table:table-cell table:style-name="Table3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45.D2"/>
          <table:table-cell table:style-name="Table45.E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9_owasp_dev_guide_print}</text:span><text:span text:style-name="T23"/></text:p>
                </table:table-cell>
              </table:table-row>
              <table:table-row table:style-name="Table40.1">
                <table:table-cell table:style-name="Table4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9_owasp_asvs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9_owasp_appsensor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9_capec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SAFECODE</text:span><text:span text:style-name="T23"/></text:p>
                  <text:p text:style-name="P36" loext:marker-style-name="T23"><text:span text:style-name="T23">${SM_SM9_safecode}</text:span><text:span text:style-name="T23"/></text:p>
                </table:table-cell>
              </table:table-row>
              <table:table-row table:style-name="Table40.1">
                <table:table-cell table:style-name="Table4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G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X_owasp_dev_guide_print}</text:span><text:span text:style-name="T23"/></text:p>
                </table:table-cell>
              </table:table-row>
              <table:table-row table:style-name="Table41.1">
                <table:table-cell table:style-name="Table4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X_owasp_asvs_print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X_owasp_appsensor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X_capec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X_safecode}</text:span><text:span text:style-name="T23"/></text:p>
                </table:table-cell>
              </table:table-row>
              <table:table-row table:style-name="Table41.1">
                <table:table-cell table:style-name="Table4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I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J_owasp_dev_guide_print}</text:span><text:span text:style-name="T23"/></text:p>
                </table:table-cell>
              </table:table-row>
              <table:table-row table:style-name="Table42.1">
                <table:table-cell table:style-name="Table4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J_owasp_asvs_print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J_owasp_appsensor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J_capec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J_safecode}</text:span><text:span text:style-name="T23"/></text:p>
                </table:table-cell>
              </table:table-row>
              <table:table-row table:style-name="Table42.1">
                <table:table-cell table:style-name="Table4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5.1">
          <table:covered-table-cell table:style-name="Table45.A4"/>
          <table:table-cell table:style-name="Table45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Q</text:span><text:span text:style-name="T26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K</text:span><text:span text:style-name="T26"/></text:p>
          </table:table-cell>
          <table:table-cell table:style-name="Table45.F4" table:number-rows-spanned="3" office:value-type="string">
            <text:p text:style-name="P31" loext:marker-style-name="T17"/>
          </table:table-cell>
          <table:table-cell table:style-name="Table45.G4" office:value-type="string">
            <text:p text:style-name="P32" loext:marker-style-name="T27"/>
          </table:table-cell>
          <table:table-cell table:style-name="Table45.H4" table:number-rows-spanned="3" office:value-type="string">
            <text:p text:style-name="P31" loext:marker-style-name="T17"/>
          </table:table-cell>
          <table:table-cell table:style-name="Table45.I4" office:value-type="string">
            <text:p text:style-name="P32" loext:marker-style-name="T27"/>
          </table:table-cell>
        </table:table-row>
        <table:table-row table:style-name="Table45.2">
          <table:covered-table-cell table:style-name="Table45.A5"/>
          <table:covered-table-cell table:style-name="Table45.B2"/>
          <table:table-cell table:style-name="Table45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5.B2"/>
          <table:table-cell table:style-name="Table45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5.F5"/>
          <table:table-cell table:style-name="Table45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45.H5"/>
          <table:table-cell table:style-name="Table45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45.2">
          <table:covered-table-cell table:style-name="Table45.A6"/>
          <table:covered-table-cell table:style-name="Table45.B2"/>
          <table:table-cell table:style-name="Table45.I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Q_owasp_dev_guide_print}</text:span><text:span text:style-name="T23"/></text:p>
                </table:table-cell>
              </table:table-row>
              <table:table-row table:style-name="Table43.1">
                <table:table-cell table:style-name="Table4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Q_owasp_asvs_print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Q_owasp_appsensor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Q_capec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Q_safecode}</text:span><text:span text:style-name="T23"/></text:p>
                </table:table-cell>
              </table:table-row>
              <table:table-row table:style-name="Table43.1">
                <table:table-cell table:style-name="Table4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B2"/>
          <table:table-cell table:style-name="Table45.I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K_owasp_dev_guide_print}</text:span><text:span text:style-name="T23"/></text:p>
                </table:table-cell>
              </table:table-row>
              <table:table-row table:style-name="Table44.1">
                <table:table-cell table:style-name="Table4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K_owasp_asvs_print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K_owasp_appsensor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K_capec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K_safecode}</text:span><text:span text:style-name="T23"/></text:p>
                </table:table-cell>
              </table:table-row>
              <table:table-row table:style-name="Table44.1">
                <table:table-cell table:style-name="Table4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5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45.F6"/>
          <table:table-cell table:style-name="Table45.G6" office:value-type="string">
            <text:p text:style-name="P12" loext:marker-style-name="T1"/>
          </table:table-cell>
          <table:covered-table-cell table:style-name="Table45.H6"/>
          <table:table-cell table:style-name="Table45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C"/>
        <table:table-column table:style-name="Table52.F"/>
        <table:table-column table:style-name="Table52.C"/>
        <table:table-column table:style-name="Table52.B"/>
        <table:table-column table:style-name="Table52.I"/>
        <table:table-row table:style-name="Table52.1">
          <table:table-cell table:style-name="Table52.A1" table:number-rows-spanned="6" office:value-type="string">
            <text:p text:style-name="P12" loext:marker-style-name="T1"/>
          </table:table-cell>
          <table:table-cell table:style-name="Table52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2.C1" office:value-type="string">
            <text:p text:style-name="P25" loext:marker-style-name="T34"><text:span text:style-name="T34">A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1" office:value-type="string">
            <text:p text:style-name="P37" loext:marker-style-name="T35"/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1" office:value-type="string">
            <text:p text:style-name="P25" loext:marker-style-name="T34"><text:span text:style-name="T34">2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1" office:value-type="string">
            <text:p text:style-name="P25" loext:marker-style-name="T34"><text:span text:style-name="T34">3</text:span><text:span text:style-name="T34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2" office:value-type="string">
            <text:p text:style-name="P9" loext:marker-style-name="T20"><text:span text:style-name="T20">${AZ_AZA_desc}</text:span><text:span text:style-name="T20"/></text:p>
          </table:table-cell>
          <table:covered-table-cell table:style-name="Table52.D2"/>
          <table:table-cell table:style-name="Table52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2.D2"/>
          <table:table-cell table:style-name="Table52.G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2.D2"/>
          <table:table-cell table:style-name="Table52.I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3" office:value-type="string">
            <text:p text:style-name="P9" loext:marker-style-name="T20"><text:span text:style-name="T22">${AZ_AZA_misc}</text:span><text:span text:style-name="T33"/></text:p>
          </table:table-cell>
          <table:covered-table-cell table:style-name="Table52.D2"/>
          <table:table-cell table:style-name="Table52.E3" office:value-type="string">
            <text:p text:style-name="P12" loext:marker-style-name="T1"/>
          </table:table-cell>
          <table:covered-table-cell table:style-name="Table52.D2"/>
          <table:table-cell table:style-name="Table52.G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2_owasp_dev_guide_print}</text:span><text:span text:style-name="T23"/></text:p>
                </table:table-cell>
              </table:table-row>
              <table:table-row table:style-name="Table46.1">
                <table:table-cell table:style-name="Table4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2_owasp_asvs_print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2_owasp_appsensor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2_capec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2_safecode}</text:span><text:span text:style-name="T23"/></text:p>
                </table:table-cell>
              </table:table-row>
              <table:table-row table:style-name="Table46.1">
                <table:table-cell table:style-name="Table4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D2"/>
          <table:table-cell table:style-name="Table52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3_owasp_dev_guide_print}</text:span><text:span text:style-name="T23"/></text:p>
                </table:table-cell>
              </table:table-row>
              <table:table-row table:style-name="Table47.1">
                <table:table-cell table:style-name="Table4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3_owasp_asvs_print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3_owasp_appsensor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3_capec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3_safecode}</text:span><text:span text:style-name="T23"/></text:p>
                </table:table-cell>
              </table:table-row>
              <table:table-row table:style-name="Table47.1">
                <table:table-cell table:style-name="Table4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2.1">
          <table:covered-table-cell table:style-name="Table52.A4"/>
          <table:table-cell table:style-name="Table52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C4" office:value-type="string">
            <text:p text:style-name="P25" loext:marker-style-name="T34"><text:span text:style-name="T34">4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4" office:value-type="string">
            <text:p text:style-name="P25" loext:marker-style-name="T34"><text:span text:style-name="T34">5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4" office:value-type="string">
            <text:p text:style-name="P25" loext:marker-style-name="T34"><text:span text:style-name="T34">6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4" office:value-type="string">
            <text:p text:style-name="P25" loext:marker-style-name="T34"><text:span text:style-name="T34">7</text:span><text:span text:style-name="T34"/></text:p>
          </table:table-cell>
        </table:table-row>
        <table:table-row table:style-name="Table52.2">
          <table:covered-table-cell table:style-name="Table52.A5"/>
          <table:covered-table-cell table:style-name="Table52.B2"/>
          <table:table-cell table:style-name="Table52.C5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2.B2"/>
          <table:table-cell table:style-name="Table52.E5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2.B2"/>
          <table:table-cell table:style-name="Table52.G5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2.B2"/>
          <table:table-cell table:style-name="Table52.I5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2.2">
          <table:covered-table-cell table:style-name="Table52.A6"/>
          <table:covered-table-cell table:style-name="Table52.B2"/>
          <table:table-cell table:style-name="Table52.C6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4_owasp_dev_guide_print}</text:span><text:span text:style-name="T23"/></text:p>
                </table:table-cell>
              </table:table-row>
              <table:table-row table:style-name="Table48.1">
                <table:table-cell table:style-name="Table4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4_owasp_asvs_print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4_owasp_appsensor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4_capec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4_safecode}</text:span><text:span text:style-name="T23"/></text:p>
                </table:table-cell>
              </table:table-row>
              <table:table-row table:style-name="Table48.1">
                <table:table-cell table:style-name="Table4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E6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5_owasp_dev_guide_print}</text:span><text:span text:style-name="T23"/></text:p>
                </table:table-cell>
              </table:table-row>
              <table:table-row table:style-name="Table49.1">
                <table:table-cell table:style-name="Table4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5_owasp_asvs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5_owasp_appsensor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5_capec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5_safecode}</text:span><text:span text:style-name="T23"/></text:p>
                </table:table-cell>
              </table:table-row>
              <table:table-row table:style-name="Table49.1">
                <table:table-cell table:style-name="Table4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G6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6_owasp_dev_guide_print}</text:span><text:span text:style-name="T23"/></text:p>
                </table:table-cell>
              </table:table-row>
              <table:table-row table:style-name="Table50.1">
                <table:table-cell table:style-name="Table5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6_owasp_asvs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6_owasp_appsensor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6_capec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6_safecode}</text:span><text:span text:style-name="T23"/></text:p>
                </table:table-cell>
              </table:table-row>
              <table:table-row table:style-name="Table50.1">
                <table:table-cell table:style-name="Table5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I6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7_owasp_dev_guide_print}</text:span><text:span text:style-name="T23"/></text:p>
                </table:table-cell>
              </table:table-row>
              <table:table-row table:style-name="Table51.1">
                <table:table-cell table:style-name="Table51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7_owasp_asvs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7_owasp_appsensor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7_capec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7_safecode}</text:span><text:span text:style-name="T23"/></text:p>
                </table:table-cell>
              </table:table-row>
              <table:table-row table:style-name="Table51.1">
                <table:table-cell table:style-name="Table5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6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C"/>
        <table:table-column table:style-name="Table59.F"/>
        <table:table-column table:style-name="Table59.C"/>
        <table:table-column table:style-name="Table59.D"/>
        <table:table-column table:style-name="Table59.C"/>
        <table:table-row table:style-name="Table59.1">
          <table:table-cell table:style-name="Table59.A1" table:number-rows-spanned="6" office:value-type="string">
            <text:p text:style-name="P12" loext:marker-style-name="T1"/>
          </table:table-cell>
          <table:table-cell table:style-name="Table59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9.C1" office:value-type="string">
            <text:p text:style-name="P25" loext:marker-style-name="T34"><text:span text:style-name="T34">8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E1" office:value-type="string">
            <text:p text:style-name="P25" loext:marker-style-name="T34"><text:span text:style-name="T34">9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G1" office:value-type="string">
            <text:p text:style-name="P25" loext:marker-style-name="T34"><text:span text:style-name="T34">10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59.D2"/>
          <table:table-cell table:style-name="Table59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59.D2"/>
          <table:table-cell table:style-name="Table59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59.D2"/>
          <table:table-cell table:style-name="Table59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8_owasp_dev_guide_print}</text:span><text:span text:style-name="T23"/></text:p>
                </table:table-cell>
              </table:table-row>
              <table:table-row table:style-name="Table53.1">
                <table:table-cell table:style-name="Table5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8_owasp_asvs_print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8_owasp_appsensor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8_capec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8_safecode}</text:span><text:span text:style-name="T23"/></text:p>
                </table:table-cell>
              </table:table-row>
              <table:table-row table:style-name="Table53.1">
                <table:table-cell table:style-name="Table5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59.D2"/>
          <table:table-cell table:style-name="Table59.E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9_owasp_dev_guide_print}</text:span><text:span text:style-name="T23"/></text:p>
                </table:table-cell>
              </table:table-row>
              <table:table-row table:style-name="Table54.1">
                <table:table-cell table:style-name="Table54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9_owasp_asvs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9_owasp_appsensor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9_capec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9_safecode}</text:span><text:span text:style-name="T23"/></text:p>
                </table:table-cell>
              </table:table-row>
              <table:table-row table:style-name="Table54.1">
                <table:table-cell table:style-name="Table5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G3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X_owasp_dev_guide_print}</text:span><text:span text:style-name="T23"/></text:p>
                </table:table-cell>
              </table:table-row>
              <table:table-row table:style-name="Table55.1">
                <table:table-cell table:style-name="Table5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X_owasp_asvs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X_owasp_appsensor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X_capec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X_safecode}</text:span><text:span text:style-name="T23"/></text:p>
                </table:table-cell>
              </table:table-row>
              <table:table-row table:style-name="Table55.1">
                <table:table-cell table:style-name="Table5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I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J_owasp_dev_guide_print}</text:span><text:span text:style-name="T23"/></text:p>
                </table:table-cell>
              </table:table-row>
              <table:table-row table:style-name="Table56.1">
                <table:table-cell table:style-name="Table5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J_owasp_asvs_print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J_owasp_appsensor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J_capec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J_safecode}</text:span><text:span text:style-name="T23"/></text:p>
                </table:table-cell>
              </table:table-row>
              <table:table-row table:style-name="Table56.1">
                <table:table-cell table:style-name="Table5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9.1">
          <table:covered-table-cell table:style-name="Table59.A4"/>
          <table:table-cell table:style-name="Table59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Q</text:span><text:span text:style-name="T26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K</text:span><text:span text:style-name="T26"/></text:p>
          </table:table-cell>
          <table:table-cell table:style-name="Table59.F4" table:number-rows-spanned="3" office:value-type="string">
            <text:p text:style-name="P31" loext:marker-style-name="T17"/>
          </table:table-cell>
          <table:table-cell table:style-name="Table59.G4" office:value-type="string">
            <text:p text:style-name="P32" loext:marker-style-name="T27"/>
          </table:table-cell>
          <table:table-cell table:style-name="Table59.H4" table:number-rows-spanned="3" office:value-type="string">
            <text:p text:style-name="P31" loext:marker-style-name="T17"/>
          </table:table-cell>
          <table:table-cell table:style-name="Table59.I4" office:value-type="string">
            <text:p text:style-name="P32" loext:marker-style-name="T27"/>
          </table:table-cell>
        </table:table-row>
        <table:table-row table:style-name="Table59.2">
          <table:covered-table-cell table:style-name="Table59.A5"/>
          <table:covered-table-cell table:style-name="Table59.B2"/>
          <table:table-cell table:style-name="Table59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59.B2"/>
          <table:table-cell table:style-name="Table59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59.F5"/>
          <table:table-cell table:style-name="Table59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9.H5"/>
          <table:table-cell table:style-name="Table59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59.2">
          <table:covered-table-cell table:style-name="Table59.A6"/>
          <table:covered-table-cell table:style-name="Table59.B2"/>
          <table:table-cell table:style-name="Table59.I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Q_owasp_dev_guide_print}</text:span><text:span text:style-name="T23"/></text:p>
                </table:table-cell>
              </table:table-row>
              <table:table-row table:style-name="Table57.1">
                <table:table-cell table:style-name="Table57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Q_owasp_asvs_print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Q_owasp_appsensor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Q_capec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Q_safecode}</text:span><text:span text:style-name="T23"/></text:p>
                </table:table-cell>
              </table:table-row>
              <table:table-row table:style-name="Table57.1">
                <table:table-cell table:style-name="Table5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B2"/>
          <table:table-cell table:style-name="Table59.I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K_owasp_dev_guide_print}</text:span><text:span text:style-name="T23"/></text:p>
                </table:table-cell>
              </table:table-row>
              <table:table-row table:style-name="Table58.1">
                <table:table-cell table:style-name="Table5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K_owasp_asvs_print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K_owasp_appsensor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CAPEC</text:span><text:span text:style-name="T23"/></text:p>
                  <text:p text:style-name="P38" loext:marker-style-name="T23"><text:span text:style-name="T23">${AZ_AZK_capec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K_safecode}</text:span><text:span text:style-name="T23"/></text:p>
                </table:table-cell>
              </table:table-row>
              <table:table-row table:style-name="Table58.1">
                <table:table-cell table:style-name="Table5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7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59.F6"/>
          <table:table-cell table:style-name="Table59.G6" office:value-type="string">
            <text:p text:style-name="P12" loext:marker-style-name="T1"/>
          </table:table-cell>
          <table:covered-table-cell table:style-name="Table59.F6"/>
          <table:table-cell table:style-name="Table59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B"/>
        <table:table-column table:style-name="Table66.E"/>
        <table:table-column table:style-name="Table66.B"/>
        <table:table-column table:style-name="Table66.C"/>
        <table:table-column table:style-name="Table66.B"/>
        <table:table-column table:style-name="Table66.C"/>
        <table:table-row table:style-name="Table66.1">
          <table:table-cell table:style-name="Table66.A1" table:number-rows-spanned="6" office:value-type="string">
            <text:p text:style-name="P12" loext:marker-style-name="T1"/>
          </table:table-cell>
          <table:table-cell table:style-name="Table66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66.C1" office:value-type="string">
            <text:p text:style-name="P25" loext:marker-style-name="T36"><text:span text:style-name="T36">A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1" office:value-type="string">
            <text:p text:style-name="P39" loext:marker-style-name="T37"/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1" office:value-type="string">
            <text:p text:style-name="P25" loext:marker-style-name="T36"><text:span text:style-name="T36">2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1" office:value-type="string">
            <text:p text:style-name="P25" loext:marker-style-name="T37"><text:span text:style-name="T37">3</text:span><text:span text:style-name="T37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2" office:value-type="string">
            <text:p text:style-name="P9" loext:marker-style-name="T20"><text:span text:style-name="T20">${CR_CRA_desc}</text:span><text:span text:style-name="T20"/></text:p>
          </table:table-cell>
          <table:covered-table-cell table:style-name="Table66.D2"/>
          <table:table-cell table:style-name="Table66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66.D2"/>
          <table:table-cell table:style-name="Table66.G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66.D2"/>
          <table:table-cell table:style-name="Table66.I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3" office:value-type="string">
            <text:p text:style-name="P9" loext:marker-style-name="T20"><text:span text:style-name="T22">${CR_CRA_misc}</text:span><text:span text:style-name="T33"/></text:p>
          </table:table-cell>
          <table:covered-table-cell table:style-name="Table66.D2"/>
          <table:table-cell table:style-name="Table66.E3" office:value-type="string">
            <text:p text:style-name="P12" loext:marker-style-name="T1"/>
          </table:table-cell>
          <table:covered-table-cell table:style-name="Table66.D2"/>
          <table:table-cell table:style-name="Table66.G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2_owasp_dev_guide_print}</text:span><text:span text:style-name="T23"/></text:p>
                </table:table-cell>
              </table:table-row>
              <table:table-row table:style-name="Table60.1">
                <table:table-cell table:style-name="Table6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2_owasp_asvs_print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2_owasp_appsensor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2_capec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2_safecode}</text:span><text:span text:style-name="T23"/></text:p>
                </table:table-cell>
              </table:table-row>
              <table:table-row table:style-name="Table60.1">
                <table:table-cell table:style-name="Table6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D2"/>
          <table:table-cell table:style-name="Table66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3_owasp_dev_guide_print}</text:span><text:span text:style-name="T23"/></text:p>
                </table:table-cell>
              </table:table-row>
              <table:table-row table:style-name="Table61.1">
                <table:table-cell table:style-name="Table6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3_owasp_asvs_print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CR_CR3_owasp_appsensor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3_capec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SAFECODE</text:span><text:span text:style-name="T23"/></text:p>
                  <text:p text:style-name="P40" loext:marker-style-name="T23"><text:span text:style-name="T23">${CR_CR3_safecode}</text:span><text:span text:style-name="T23"/></text:p>
                </table:table-cell>
              </table:table-row>
              <table:table-row table:style-name="Table61.1">
                <table:table-cell table:style-name="Table6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6.1">
          <table:covered-table-cell table:style-name="Table66.A4"/>
          <table:table-cell table:style-name="Table66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C4" office:value-type="string">
            <text:p text:style-name="P25" loext:marker-style-name="T36"><text:span text:style-name="T36">4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4" office:value-type="string">
            <text:p text:style-name="P25" loext:marker-style-name="T36"><text:span text:style-name="T36">5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4" office:value-type="string">
            <text:p text:style-name="P25" loext:marker-style-name="T36"><text:span text:style-name="T36">6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4" office:value-type="string">
            <text:p text:style-name="P25" loext:marker-style-name="T36"><text:span text:style-name="T36">7</text:span><text:span text:style-name="T36"/></text:p>
          </table:table-cell>
        </table:table-row>
        <table:table-row table:style-name="Table66.2">
          <table:covered-table-cell table:style-name="Table66.A5"/>
          <table:covered-table-cell table:style-name="Table66.B2"/>
          <table:table-cell table:style-name="Table66.C5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66.B2"/>
          <table:table-cell table:style-name="Table66.E5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66.B2"/>
          <table:table-cell table:style-name="Table66.G5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66.B2"/>
          <table:table-cell table:style-name="Table66.I5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66.2">
          <table:covered-table-cell table:style-name="Table66.A6"/>
          <table:covered-table-cell table:style-name="Table66.B2"/>
          <table:table-cell table:style-name="Table66.C6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4_owasp_dev_guide_print}</text:span><text:span text:style-name="T23"/></text:p>
                </table:table-cell>
              </table:table-row>
              <table:table-row table:style-name="Table62.1">
                <table:table-cell table:style-name="Table6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4_owasp_asvs_print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4_owasp_appsensor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4_capec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4_safecode}</text:span><text:span text:style-name="T23"/></text:p>
                </table:table-cell>
              </table:table-row>
              <table:table-row table:style-name="Table62.1">
                <table:table-cell table:style-name="Table6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E6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5_owasp_dev_guide_print}</text:span><text:span text:style-name="T23"/></text:p>
                </table:table-cell>
              </table:table-row>
              <table:table-row table:style-name="Table63.1">
                <table:table-cell table:style-name="Table63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5_owasp_asvs_print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5_owasp_appsensor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5_capec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5_safecode}</text:span><text:span text:style-name="T23"/></text:p>
                </table:table-cell>
              </table:table-row>
              <table:table-row table:style-name="Table63.1">
                <table:table-cell table:style-name="Table6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G6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9" loext:marker-style-name="T23"><text:span text:style-name="T23">OWASP DEVGUIDE</text:span><text:span text:style-name="T23"/></text:p>
                  <text:p text:style-name="P41" loext:marker-style-name="T23"><text:span text:style-name="T23">${CR_CR6_owasp_dev_guide_print}</text:span><text:span text:style-name="T23"/></text:p>
                </table:table-cell>
              </table:table-row>
              <table:table-row table:style-name="Table64.1">
                <table:table-cell table:style-name="Table6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6_owasp_asvs_print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6_owasp_appsensor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6_capec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6_safecode}</text:span><text:span text:style-name="T23"/></text:p>
                </table:table-cell>
              </table:table-row>
              <table:table-row table:style-name="Table64.1">
                <table:table-cell table:style-name="Table6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I6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7_owasp_dev_guide_print}</text:span><text:span text:style-name="T23"/></text:p>
                </table:table-cell>
              </table:table-row>
              <table:table-row table:style-name="Table65.1">
                <table:table-cell table:style-name="Table6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7_owasp_asvs_print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7_owasp_appsensor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7_capec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7_safecode}</text:span><text:span text:style-name="T23"/></text:p>
                </table:table-cell>
              </table:table-row>
              <table:table-row table:style-name="Table65.1">
                <table:table-cell table:style-name="Table6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B"/>
        <table:table-column table:style-name="Table73.C"/>
        <table:table-column table:style-name="Table73.F"/>
        <table:table-column table:style-name="Table73.G"/>
        <table:table-column table:style-name="Table73.F"/>
        <table:table-column table:style-name="Table73.C"/>
        <table:table-row table:style-name="Table73.1">
          <table:table-cell table:style-name="Table73.A1" table:number-rows-spanned="6" office:value-type="string">
            <text:p text:style-name="P12" loext:marker-style-name="T1"/>
          </table:table-cell>
          <table:table-cell table:style-name="Table73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73.C1" office:value-type="string">
            <text:p text:style-name="P25" loext:marker-style-name="T36"><text:span text:style-name="T36">8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E1" office:value-type="string">
            <text:p text:style-name="P25" loext:marker-style-name="T36"><text:span text:style-name="T36">9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G1" office:value-type="string">
            <text:p text:style-name="P25" loext:marker-style-name="T36"><text:span text:style-name="T36">10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3.D2"/>
          <table:table-cell table:style-name="Table73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3.D2"/>
          <table:table-cell table:style-name="Table73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3.D2"/>
          <table:table-cell table:style-name="Table73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8_owasp_dev_guide_print}</text:span><text:span text:style-name="T23"/></text:p>
                </table:table-cell>
              </table:table-row>
              <table:table-row table:style-name="Table67.1">
                <table:table-cell table:style-name="Table6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8_owasp_asvs_print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8_owasp_appsensor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8_capec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8_safecode}</text:span><text:span text:style-name="T23"/></text:p>
                </table:table-cell>
              </table:table-row>
              <table:table-row table:style-name="Table67.1">
                <table:table-cell table:style-name="Table6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73.D2"/>
          <table:table-cell table:style-name="Table73.E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9_owasp_dev_guide_print}</text:span><text:span text:style-name="T23"/></text:p>
                </table:table-cell>
              </table:table-row>
              <table:table-row table:style-name="Table68.1">
                <table:table-cell table:style-name="Table6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9_owasp_asvs_print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9_owasp_appsensor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9_capec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9_safecode}</text:span><text:span text:style-name="T23"/></text:p>
                </table:table-cell>
              </table:table-row>
              <table:table-row table:style-name="Table68.1">
                <table:table-cell table:style-name="Table6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G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X_owasp_dev_guide_print}</text:span><text:span text:style-name="T23"/></text:p>
                </table:table-cell>
              </table:table-row>
              <table:table-row table:style-name="Table69.1">
                <table:table-cell table:style-name="Table69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X_owasp_asvs_print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X_owasp_appsensor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X_capec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X_safecode}</text:span><text:span text:style-name="T23"/></text:p>
                </table:table-cell>
              </table:table-row>
              <table:table-row table:style-name="Table69.1">
                <table:table-cell table:style-name="Table6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I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J_owasp_dev_guide_print}</text:span><text:span text:style-name="T23"/></text:p>
                </table:table-cell>
              </table:table-row>
              <table:table-row table:style-name="Table70.1">
                <table:table-cell table:style-name="Table7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J_owasp_asvs_print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J_owasp_appsensor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J_capec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J_safecode}</text:span><text:span text:style-name="T23"/></text:p>
                </table:table-cell>
              </table:table-row>
              <table:table-row table:style-name="Table70.1">
                <table:table-cell table:style-name="Table7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3.1">
          <table:covered-table-cell table:style-name="Table73.A1"/>
          <table:table-cell table:style-name="Table73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Q</text:span><text:span text:style-name="T2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K</text:span><text:span text:style-name="T26"/></text:p>
          </table:table-cell>
          <table:table-cell table:style-name="Table73.F4" table:number-rows-spanned="3" office:value-type="string">
            <text:p text:style-name="P31" loext:marker-style-name="T17"/>
          </table:table-cell>
          <table:table-cell table:style-name="Table73.G4" office:value-type="string">
            <text:p text:style-name="P32" loext:marker-style-name="T27"/>
          </table:table-cell>
          <table:table-cell table:style-name="Table73.H4" table:number-rows-spanned="3" office:value-type="string">
            <text:p text:style-name="P31" loext:marker-style-name="T17"/>
          </table:table-cell>
          <table:table-cell table:style-name="Table73.I4" office:value-type="string">
            <text:p text:style-name="P32" loext:marker-style-name="T27"/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3.B2"/>
          <table:table-cell table:style-name="Table73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3.F5"/>
          <table:table-cell table:style-name="Table73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73.H5"/>
          <table:table-cell table:style-name="Table73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Q_owasp_dev_guide_print}</text:span><text:span text:style-name="T23"/></text:p>
                </table:table-cell>
              </table:table-row>
              <table:table-row table:style-name="Table71.1">
                <table:table-cell table:style-name="Table7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Q_owasp_asvs_print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Q_owasp_appsensor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CAPEC</text:span><text:span text:style-name="T23"/></text:p>
                  <text:p text:style-name="P41" loext:marker-style-name="T23"><text:span text:style-name="T23">${CR_CRQ_capec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Q_safecode}</text:span><text:span text:style-name="T23"/></text:p>
                </table:table-cell>
              </table:table-row>
              <table:table-row table:style-name="Table71.1">
                <table:table-cell table:style-name="Table7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B2"/>
          <table:table-cell table:style-name="Table73.I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K_owasp_dev_guide_print}</text:span><text:span text:style-name="T23"/></text:p>
                </table:table-cell>
              </table:table-row>
              <table:table-row table:style-name="Table72.1">
                <table:table-cell table:style-name="Table7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K_owasp_asvs_print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K_owasp_appsensor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CR_CRK_capec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K_safecode}</text:span><text:span text:style-name="T23"/></text:p>
                </table:table-cell>
              </table:table-row>
              <table:table-row table:style-name="Table72.1">
                <table:table-cell table:style-name="Table7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9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73.F6"/>
          <table:table-cell table:style-name="Table73.G6" office:value-type="string">
            <text:p text:style-name="P12" loext:marker-style-name="T1"/>
          </table:table-cell>
          <table:covered-table-cell table:style-name="Table73.H6"/>
          <table:table-cell table:style-name="Table73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column table:style-name="Table80.B"/>
        <table:table-column table:style-name="Table80.C"/>
        <table:table-row table:style-name="Table80.1">
          <table:table-cell table:style-name="Table80.A1" table:number-rows-spanned="6" office:value-type="string">
            <text:p text:style-name="P12" loext:marker-style-name="T1"/>
          </table:table-cell>
          <table:table-cell table:style-name="Table80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0.C1" office:value-type="string">
            <text:p text:style-name="P25" loext:marker-style-name="T38"><text:span text:style-name="T38">A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1" office:value-type="string">
            <text:p text:style-name="P42" loext:marker-style-name="T38"/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1" office:value-type="string">
            <text:p text:style-name="P25" loext:marker-style-name="T38"><text:span text:style-name="T38">2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1" office:value-type="string">
            <text:p text:style-name="P25" loext:marker-style-name="T38"><text:span text:style-name="T38">3</text:span><text:span text:style-name="T38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2" office:value-type="string">
            <text:p text:style-name="P9" loext:marker-style-name="T20"><text:span text:style-name="T20">${C_CA_desc}</text:span><text:span text:style-name="T20"/></text:p>
          </table:table-cell>
          <table:covered-table-cell table:style-name="Table80.D2"/>
          <table:table-cell table:style-name="Table80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80.D2"/>
          <table:table-cell table:style-name="Table80.G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0.D2"/>
          <table:table-cell table:style-name="Table80.I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3" office:value-type="string">
            <text:p text:style-name="P9" loext:marker-style-name="T20"><text:span text:style-name="T22">${C_CA_misc}</text:span><text:span text:style-name="T33"/></text:p>
          </table:table-cell>
          <table:covered-table-cell table:style-name="Table80.D2"/>
          <table:table-cell table:style-name="Table80.E3" office:value-type="string">
            <text:p text:style-name="P12" loext:marker-style-name="T1"/>
          </table:table-cell>
          <table:covered-table-cell table:style-name="Table80.D2"/>
          <table:table-cell table:style-name="Table80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2_owasp_dev_guide_print}</text:span><text:span text:style-name="T23"/></text:p>
                </table:table-cell>
              </table:table-row>
              <table:table-row table:style-name="Table74.1">
                <table:table-cell table:style-name="Table7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2_owasp_asvs_print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2_owasp_appsensor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2_capec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2_safecode}</text:span><text:span text:style-name="T23"/></text:p>
                </table:table-cell>
              </table:table-row>
              <table:table-row table:style-name="Table74.1">
                <table:table-cell table:style-name="Table7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D2"/>
          <table:table-cell table:style-name="Table80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3_owasp_dev_guide_print}</text:span><text:span text:style-name="T23"/></text:p>
                </table:table-cell>
              </table:table-row>
              <table:table-row table:style-name="Table75.1">
                <table:table-cell table:style-name="Table7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3_owasp_asvs_print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3_owasp_appsensor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3_capec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3_safecode}</text:span><text:span text:style-name="T23"/></text:p>
                </table:table-cell>
              </table:table-row>
              <table:table-row table:style-name="Table75.1">
                <table:table-cell table:style-name="Table7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0.1">
          <table:covered-table-cell table:style-name="Table80.A4"/>
          <table:table-cell table:style-name="Table80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C4" office:value-type="string">
            <text:p text:style-name="P25" loext:marker-style-name="T38"><text:span text:style-name="T38">4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4" office:value-type="string">
            <text:p text:style-name="P25" loext:marker-style-name="T38"><text:span text:style-name="T38">5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4" office:value-type="string">
            <text:p text:style-name="P25" loext:marker-style-name="T38"><text:span text:style-name="T38">6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4" office:value-type="string">
            <text:p text:style-name="P25" loext:marker-style-name="T38"><text:span text:style-name="T38">7</text:span><text:span text:style-name="T38"/></text:p>
          </table:table-cell>
        </table:table-row>
        <table:table-row table:style-name="Table80.2">
          <table:covered-table-cell table:style-name="Table80.A5"/>
          <table:covered-table-cell table:style-name="Table80.B2"/>
          <table:table-cell table:style-name="Table80.C5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0.B2"/>
          <table:table-cell table:style-name="Table80.E5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0.B2"/>
          <table:table-cell table:style-name="Table80.G5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0.B2"/>
          <table:table-cell table:style-name="Table80.I5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0.2">
          <table:covered-table-cell table:style-name="Table80.A6"/>
          <table:covered-table-cell table:style-name="Table80.B2"/>
          <table:table-cell table:style-name="Table80.C6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4_owasp_dev_guide_print}</text:span><text:span text:style-name="T23"/></text:p>
                </table:table-cell>
              </table:table-row>
              <table:table-row table:style-name="Table76.1">
                <table:table-cell table:style-name="Table7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4_owasp_asvs_print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4_owasp_appsensor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4_capec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4_safecode}</text:span><text:span text:style-name="T23"/></text:p>
                </table:table-cell>
              </table:table-row>
              <table:table-row table:style-name="Table76.1">
                <table:table-cell table:style-name="Table7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E6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5_owasp_dev_guide_print}</text:span><text:span text:style-name="T23"/></text:p>
                </table:table-cell>
              </table:table-row>
              <table:table-row table:style-name="Table77.1">
                <table:table-cell table:style-name="Table7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5_owasp_asvs_print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5_owasp_appsensor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5_capec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5_safecode}</text:span><text:span text:style-name="T23"/></text:p>
                </table:table-cell>
              </table:table-row>
              <table:table-row table:style-name="Table77.1">
                <table:table-cell table:style-name="Table7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G6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6_owasp_dev_guide_print}</text:span><text:span text:style-name="T23"/></text:p>
                </table:table-cell>
              </table:table-row>
              <table:table-row table:style-name="Table78.1">
                <table:table-cell table:style-name="Table7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6_owasp_asvs_print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6_owasp_appsensor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6_capec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6_safecode}</text:span><text:span text:style-name="T23"/></text:p>
                </table:table-cell>
              </table:table-row>
              <table:table-row table:style-name="Table78.1">
                <table:table-cell table:style-name="Table7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I6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7_owasp_dev_guide_print}</text:span><text:span text:style-name="T23"/></text:p>
                </table:table-cell>
              </table:table-row>
              <table:table-row table:style-name="Table79.1">
                <table:table-cell table:style-name="Table7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7_owasp_asvs_print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7_owasp_appsensor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7_capec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7_safecode}</text:span><text:span text:style-name="T23"/></text:p>
                </table:table-cell>
              </table:table-row>
              <table:table-row table:style-name="Table79.1">
                <table:table-cell table:style-name="Table7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0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D"/>
        <table:table-column table:style-name="Table87.G"/>
        <table:table-column table:style-name="Table87.D"/>
        <table:table-column table:style-name="Table87.I"/>
        <table:table-row table:style-name="Table87.1">
          <table:table-cell table:style-name="Table87.A1" table:number-rows-spanned="6" office:value-type="string">
            <text:p text:style-name="P12" loext:marker-style-name="T1"/>
          </table:table-cell>
          <table:table-cell table:style-name="Table87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7.C1" office:value-type="string">
            <text:p text:style-name="P25" loext:marker-style-name="T38"><text:span text:style-name="T38">8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E1" office:value-type="string">
            <text:p text:style-name="P25" loext:marker-style-name="T38"><text:span text:style-name="T38">9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G1" office:value-type="string">
            <text:p text:style-name="P25" loext:marker-style-name="T38"><text:span text:style-name="T38">10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87.D2"/>
          <table:table-cell table:style-name="Table87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87.D2"/>
          <table:table-cell table:style-name="Table87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87.D2"/>
          <table:table-cell table:style-name="Table87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8_owasp_dev_guide_print}</text:span><text:span text:style-name="T23"/></text:p>
                </table:table-cell>
              </table:table-row>
              <table:table-row table:style-name="Table81.1">
                <table:table-cell table:style-name="Table8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8_owasp_asvs_print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8_owasp_appsensor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8_capec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8_safecode}</text:span><text:span text:style-name="T23"/></text:p>
                </table:table-cell>
              </table:table-row>
              <table:table-row table:style-name="Table81.1">
                <table:table-cell table:style-name="Table8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87.D2"/>
          <table:table-cell table:style-name="Table87.E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_C9_owasp_dev_guide_print}</text:span><text:span text:style-name="T23"/></text:p>
                </table:table-cell>
              </table:table-row>
              <table:table-row table:style-name="Table82.1">
                <table:table-cell table:style-name="Table8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9_owasp_asvs_print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9_owasp_appsensor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9_capec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9_safecode}</text:span><text:span text:style-name="T23"/></text:p>
                </table:table-cell>
              </table:table-row>
              <table:table-row table:style-name="Table82.1">
                <table:table-cell table:style-name="Table8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G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X_owasp_dev_guide_print}</text:span><text:span text:style-name="T23"/></text:p>
                </table:table-cell>
              </table:table-row>
              <table:table-row table:style-name="Table83.1">
                <table:table-cell table:style-name="Table8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X_owasp_asvs_print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X_owasp_appsensor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X_capec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X_safecode}</text:span><text:span text:style-name="T23"/></text:p>
                </table:table-cell>
              </table:table-row>
              <table:table-row table:style-name="Table83.1">
                <table:table-cell table:style-name="Table8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I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J_owasp_dev_guide_print}</text:span><text:span text:style-name="T23"/></text:p>
                </table:table-cell>
              </table:table-row>
              <table:table-row table:style-name="Table84.1">
                <table:table-cell table:style-name="Table8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J_owasp_asvs_print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J_owasp_appsensor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J_capec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J_safecode}</text:span><text:span text:style-name="T23"/></text:p>
                </table:table-cell>
              </table:table-row>
              <table:table-row table:style-name="Table84.1">
                <table:table-cell table:style-name="Table8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7.1">
          <table:covered-table-cell table:style-name="Table87.A4"/>
          <table:table-cell table:style-name="Table87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Q</text:span><text:span text:style-name="T26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K</text:span><text:span text:style-name="T26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A_card}</text:span><text:span text:style-name="T39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B_card}</text:span><text:span text:style-name="T39"/></text:p>
          </table:table-cell>
        </table:table-row>
        <table:table-row table:style-name="Table87.2">
          <table:covered-table-cell table:style-name="Table87.A5"/>
          <table:covered-table-cell table:style-name="Table87.B2"/>
          <table:table-cell table:style-name="Table87.I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87.B2"/>
          <table:table-cell table:style-name="Table87.I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87.2">
          <table:covered-table-cell table:style-name="Table87.A6"/>
          <table:covered-table-cell table:style-name="Table87.B2"/>
          <table:table-cell table:style-name="Table87.I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Q_owasp_dev_guide_print}</text:span><text:span text:style-name="T23"/></text:p>
                </table:table-cell>
              </table:table-row>
              <table:table-row table:style-name="Table85.1">
                <table:table-cell table:style-name="Table8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Q_owasp_asvs_print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Q_owasp_appsensor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Q_capec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Q_safecode}</text:span><text:span text:style-name="T23"/></text:p>
                </table:table-cell>
              </table:table-row>
              <table:table-row table:style-name="Table85.1">
                <table:table-cell table:style-name="Table8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B2"/>
          <table:table-cell table:style-name="Table87.I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K_owasp_dev_guide_print}</text:span><text:span text:style-name="T23"/></text:p>
                </table:table-cell>
              </table:table-row>
              <table:table-row table:style-name="Table86.1">
                <table:table-cell table:style-name="Table8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K_owasp_asvs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K_owasp_appsensor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K_capec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K_safecode}</text:span><text:span text:style-name="T23"/></text:p>
                </table:table-cell>
              </table:table-row>
              <table:table-row table:style-name="Table86.1">
                <table:table-cell table:style-name="Table8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1" table:style-name="Table88pb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A_misc}</text:span><text:span text:style-name="T22"/></text:p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B_misc}</text:span><text:span text:style-name="T22"/></text:p>
          </table:table-cell>
        </table:table-row>
      </table:table>
      <text:p text:style-name="P1" loext:marker-style-name="T1"/>
      <text:p text:style-name="P47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89" table:style-name="Table89">
        <table:table-column table:style-name="Table89.A"/>
        <table:table-column table:style-name="Table89.B"/>
        <table:table-column table:style-name="Table89.C"/>
        <table:table-row table:style-name="Table89.1">
          <table:table-cell table:style-name="Table89.A1" table:number-columns-spanned="2" office:value-type="string">
            <text:p text:style-name="P9" loext:marker-style-name="T1"><text:span text:style-name="T1">${Common_T03110}</text:span><text:span text:style-name="T1"/></text:p>
          </table:table-cell>
          <table:covered-table-cell/>
          <table:table-cell table:style-name="Table89.A1" office:value-type="string">
            <text:p text:style-name="P9" loext:marker-style-name="T1"><text:span text:style-name="T1">${Common_T03120}</text:span><text:span text:style-name="T1"/></text:p>
          </table:table-cell>
        </table:table-row>
        <table:table-row table:style-name="Table89.1">
          <table:table-cell table:style-name="Table89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89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89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89.1">
          <table:table-cell table:style-name="Table89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89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89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89.1">
          <table:table-cell table:style-name="Table89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89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89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89.1">
          <table:table-cell table:style-name="Table89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89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89.1">
          <table:table-cell table:style-name="Table89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89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89.1">
          <table:table-cell table:style-name="Table89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89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89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89.1">
          <table:table-cell table:style-name="Table89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89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89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89.1">
          <table:table-cell table:style-name="Table89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89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89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89.1">
          <table:table-cell table:style-name="Table89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89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89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89.1">
          <table:table-cell table:style-name="Table89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89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89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89.1">
          <table:table-cell table:style-name="Table89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89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89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89.1">
          <table:table-cell table:style-name="Table89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89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89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89.1">
          <table:table-cell table:style-name="Table89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89.B14" office:value-type="string">
            <text:p text:style-name="P9" loext:marker-style-name="T1"><text:span text:style-name="T1">05 May <text:s/>2024</text:span><text:span text:style-name="T1"/></text:p>
          </table:table-cell>
          <table:table-cell table:style-name="Table89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89.1">
          <table:table-cell table:style-name="Table89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89.B15" office:value-type="string">
            <text:p text:style-name="P9" loext:marker-style-name="T1"><text:span text:style-name="T1">25 October <text:s/>2024</text:span><text:span text:style-name="T1"/></text:p>
          </table:table-cell>
          <table:table-cell table:style-name="Table89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89.1">
          <table:table-cell table:style-name="Table89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89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89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89.1">
          <table:table-cell table:style-name="Table89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89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89.1">
          <table:table-cell table:style-name="Table89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89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89.1">
          <table:table-cell table:style-name="Table89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89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89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PageBreakClean"/>
      <text:p text:style-name="Standard"/>
      <text:p text:style-name="Standard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3">${Common_T03800}</text:p>
            <text:p text:style-name="P13" loext:marker-style-name="T41"><text:span text:style-name="T41">${Common_T03810}</text:span><text:span text:style-name="T41"/></text:p>
            <text:p text:style-name="P13" loext:marker-style-name="T41"><text:span text:style-name="T41">${Common_T03820}</text:span><text:span text:style-name="T41"/></text:p>
            <text:p text:style-name="P13" loext:marker-style-name="T41"><text:span text:style-name="T41">${Common_T03830}</text:span><text:span text:style-name="T41"/></text:p>
            <text:p text:style-name="P13" loext:marker-style-name="T41"><text:span text:style-name="T41">${Common_T03840}</text:span><text:span text:style-name="T41"/></text:p>
            <text:p text:style-name="P48" loext:marker-style-name="T7"/>
            <table:table table:name="Table90" table:style-name="Table90">
              <table:table-column table:style-name="Table90.A"/>
              <table:table-column table:style-name="Table90.B" table:number-columns-repeated="2"/>
              <table:table-row table:style-name="Table90.1">
                <table:table-cell table:style-name="Table90.A1" office:value-type="string">
                  <text:list text:style-name="WWNum4">
                    <text:list-item>
                      <text:p text:style-name="P49" loext:marker-style-name="T42"><text:span text:style-name="T41">Artim Banyte</text:span><text:span text:style-name="T42"/></text:p>
                    </text:list-item>
                    <text:list-item>
                      <text:p text:style-name="P49" loext:marker-style-name="T11"><text:span text:style-name="T41">Simon Bennetts</text:span><text:span text:style-name="T11"/></text:p>
                    </text:list-item>
                    <text:list-item>
                      <text:p text:style-name="P49" loext:marker-style-name="T11"><text:span text:style-name="T42">Thomas Berson</text:span><text:span text:style-name="T42"/></text:p>
                    </text:list-item>
                    <text:list-item>
                      <text:p text:style-name="P49" loext:marker-style-name="T11"><text:span text:style-name="T11">Tom Brennan</text:span><text:span text:style-name="T11"/></text:p>
                    </text:list-item>
                    <text:list-item>
                      <text:p text:style-name="P49" loext:marker-style-name="T11"><text:span text:style-name="T42">Graham Bryant</text:span><text:span text:style-name="T42"/></text:p>
                    </text:list-item>
                    <text:list-item>
                      <text:p text:style-name="P49" loext:marker-style-name="T11"><text:span text:style-name="T42">Fabio Cerullo</text:span><text:span text:style-name="T42"/></text:p>
                    </text:list-item>
                    <text:list-item>
                      <text:p text:style-name="P49" loext:marker-style-name="T11"><text:span text:style-name="T41">Oana Cornea</text:span><text:span text:style-name="T11"/></text:p>
                    </text:list-item>
                    <text:list-item>
                      <text:p text:style-name="P49" loext:marker-style-name="T11"><text:span text:style-name="T42">Johanna Curiel</text:span><text:span text:style-name="T42"/></text:p>
                    </text:list-item>
                    <text:list-item>
                      <text:p text:style-name="P49" loext:marker-style-name="T11"><text:span text:style-name="T42">Todd Dahl</text:span><text:span text:style-name="T42"/></text:p>
                    </text:list-item>
                    <text:list-item>
                      <text:p text:style-name="P49" loext:marker-style-name="T11"><text:span text:style-name="T41">Ruggero DallAglio</text:span><text:span text:style-name="T11"/></text:p>
                    </text:list-item>
                    <text:list-item>
                      <text:p text:style-name="P49" loext:marker-style-name="T11"><text:span text:style-name="T41">Andrey Danin</text:span><text:span text:style-name="T11"/></text:p>
                    </text:list-item>
                    <text:list-item>
                      <text:p text:style-name="P49" loext:marker-style-name="T11"><text:span text:style-name="T41">Luis Enriquez</text:span><text:span text:style-name="T11"/></text:p>
                    </text:list-item>
                    <text:list-item>
                      <text:p text:style-name="P49" loext:marker-style-name="T11"><text:span text:style-name="T11">Andre Ferreira</text:span><text:span text:style-name="T11"/></text:p>
                    </text:list-item>
                    <text:list-item>
                      <text:p text:style-name="P49" loext:marker-style-name="T11"><text:span text:style-name="T42">Ken Ferris</text:span><text:span text:style-name="T42"/></text:p>
                    </text:list-item>
                  </text:list>
                  <text:p text:style-name="P50" loext:marker-style-name="T41"><text:span text:style-name="T42">Darío De Filippis</text:span><text:span text:style-name="T42"/></text:p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1"><text:span text:style-name="T42">Norbert Gaspar</text:span><text:span text:style-name="T42"/></text:p>
                    </text:list-item>
                    <text:list-item>
                      <text:p text:style-name="P51" loext:marker-style-name="T41"><text:span text:style-name="T41">Spyros Gasteratos</text:span><text:span text:style-name="T42"/></text:p>
                    </text:list-item>
                    <text:list-item>
                      <text:p text:style-name="P51" loext:marker-style-name="T41"><text:span text:style-name="T42">Sebastien Gioria</text:span><text:span text:style-name="T42"/></text:p>
                    </text:list-item>
                    <text:list-item>
                      <text:p text:style-name="P51" loext:marker-style-name="T41"><text:span text:style-name="T42">Xavier Godard</text:span><text:span text:style-name="T42"/></text:p>
                    </text:list-item>
                    <text:list-item>
                      <text:p text:style-name="P51" loext:marker-style-name="T41"><text:span text:style-name="T41">Tobias Gondrom</text:span><text:span text:style-name="T41"/></text:p>
                    </text:list-item>
                    <text:list-item>
                      <text:p text:style-name="P51" loext:marker-style-name="T41"><text:span text:style-name="T42">Timo Goosen</text:span><text:span text:style-name="T42"/></text:p>
                    </text:list-item>
                    <text:list-item>
                      <text:p text:style-name="P51" loext:marker-style-name="T41"><text:span text:style-name="T41">Anthony Harrison</text:span><text:span text:style-name="T41"/></text:p>
                    </text:list-item>
                    <text:list-item>
                      <text:p text:style-name="P51" loext:marker-style-name="T42"><text:span text:style-name="T41">Martin Haslinger</text:span><text:span text:style-name="T42"/></text:p>
                    </text:list-item>
                    <text:list-item>
                      <text:p text:style-name="P51" loext:marker-style-name="T42"><text:span text:style-name="T42">John Herrlin</text:span><text:span text:style-name="T42"/></text:p>
                    </text:list-item>
                    <text:list-item>
                      <text:p text:style-name="P51" loext:marker-style-name="T42"><text:span text:style-name="T41">Jerry Hoff</text:span><text:span text:style-name="T42"/></text:p>
                    </text:list-item>
                    <text:list-item>
                      <text:p text:style-name="P51" loext:marker-style-name="T42"><text:span text:style-name="T42">Toby Irvine</text:span><text:span text:style-name="T42"/></text:p>
                    </text:list-item>
                    <text:list-item>
                      <text:p text:style-name="P51" loext:marker-style-name="T42"><text:span text:style-name="T42">Marios Kourtesis</text:span><text:span text:style-name="T42"/></text:p>
                    </text:list-item>
                    <text:list-item>
                      <text:p text:style-name="P51" loext:marker-style-name="T42"><text:span text:style-name="T41">Franck Lacosta</text:span><text:span text:style-name="T42"/></text:p>
                    </text:list-item>
                    <text:list-item>
                      <text:p text:style-name="P51" loext:marker-style-name="T42"><text:span text:style-name="T41">Mathias Lemaire</text:span><text:span text:style-name="T42"/></text:p>
                    </text:list-item>
                    <text:list-item>
                      <text:p text:style-name="P51" loext:marker-style-name="T42"><text:span text:style-name="T42">Antonis Manaras</text:span><text:span text:style-name="T42"/></text:p>
                    </text:list-item>
                  </text:list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2"><text:span text:style-name="T41">Jim Manico</text:span><text:span text:style-name="T42"/></text:p>
                    </text:list-item>
                    <text:list-item>
                      <text:p text:style-name="P51" loext:marker-style-name="T42"><text:span text:style-name="T42">Jef Meijvis</text:span><text:span text:style-name="T42"/></text:p>
                    </text:list-item>
                    <text:list-item>
                      <text:p text:style-name="P51" loext:marker-style-name="T42"><text:span text:style-name="T41">Mark Miller</text:span><text:span text:style-name="T42"/></text:p>
                    </text:list-item>
                    <text:list-item>
                      <text:p text:style-name="P51" loext:marker-style-name="T42"><text:span text:style-name="T42">Cam Morris</text:span><text:span text:style-name="T42"/></text:p>
                    </text:list-item>
                    <text:list-item>
                      <text:p text:style-name="P51" loext:marker-style-name="T42"><text:span text:style-name="T41">Grant Ongers</text:span><text:span text:style-name="T42"/></text:p>
                    </text:list-item>
                    <text:list-item>
                      <text:p text:style-name="P51" loext:marker-style-name="T42"><text:span text:style-name="T42">Susana Romaniz</text:span><text:span text:style-name="T42"/></text:p>
                    </text:list-item>
                    <text:list-item>
                      <text:p text:style-name="P51" loext:marker-style-name="T42"><text:span text:style-name="T42">Ravishankar Sahadevan</text:span><text:span text:style-name="T42"/></text:p>
                    </text:list-item>
                    <text:list-item>
                      <text:p text:style-name="P51" loext:marker-style-name="T42"><text:span text:style-name="T41">Tao Sauvage</text:span><text:span text:style-name="T42"/></text:p>
                    </text:list-item>
                    <text:list-item>
                      <text:p text:style-name="P51" loext:marker-style-name="T42"><text:span text:style-name="T41">Max Alejandro Gómez <text:s/>Sánchez Vergaray</text:span><text:span text:style-name="T42"/></text:p>
                    </text:list-item>
                    <text:list-item>
                      <text:p text:style-name="P51" loext:marker-style-name="T42"><text:span text:style-name="T42">Johan Sydseter</text:span><text:span text:style-name="T42"/></text:p>
                    </text:list-item>
                    <text:list-item>
                      <text:p text:style-name="P51" loext:marker-style-name="T42"><text:span text:style-name="T42">Ive Verstappen</text:span><text:span text:style-name="T42"/></text:p>
                    </text:list-item>
                    <text:list-item>
                      <text:p text:style-name="P51" loext:marker-style-name="T43"><text:span text:style-name="T44">Wagner Voltz</text:span><text:span text:style-name="T43"/></text:p>
                    </text:list-item>
                    <text:list-item>
                      <text:p text:style-name="P52" loext:marker-style-name="T41"><text:span text:style-name="T43">Stephen de Vries</text:span><text:span text:style-name="T43"/></text:p>
                    </text:list-item>
                    <text:list-item>
                      <text:p text:style-name="P52" loext:marker-style-name="T41"><text:span text:style-name="T41">Colin Watson</text:span><text:span text:style-name="T41"/></text:p>
                    </text:list-item>
                  </text:list>
                </table:table-cell>
              </table:table-row>
            </table:table>
            <text:p text:style-name="P53" loext:marker-style-name="T41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4" loext:marker-style-name="T41"><text:span text:style-name="T41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1">https://www.youtube.com/watch?v=i5Y0akWj31k</text:span></text:span></text:a></text:p>
              </text:list-item>
              <text:list-item>
                <text:p text:style-name="P54" loext:marker-style-name="T41"><text:span text:style-name="T41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1">http://trustedsoftwarealliance.com/2014/03/21/the-owasp-cornucopia-project-with-colin-watson/</text:span></text:span></text:a></text:p>
              </text:list-item>
              <text:list-item>
                <text:p text:style-name="P54" loext:marker-style-name="T41"><text:span text:style-name="T41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1">https://www.youtube.com/watch?v=Q_LE-8xNXVk</text:span></text:span></text:a></text:p>
              </text:list-item>
            </text:list>
            <text:p text:style-name="P55" loext:marker-style-name="T41"><text:span text:style-name="T41">${Common_T03950}</text:span><text:span text:style-name="T41"/></text:p>
          </table:table-cell>
          <table:table-cell table:style-name="Table92.A1" office:value-type="string">
            <text:p text:style-name="P11" loext:marker-style-name="T1"><ns6:frame ns6:style-name="fr1" ns6:name="Picture 3" text:anchor-type="as-char" svg:width="12.820cm" svg:height="16.500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1" style:family="table">
      <style:table-properties style:width="27.083cm" fo:margin-left="-0.191cm" fo:margin-top="0cm" fo:margin-bottom="0cm" table:align="left" style:writing-mode="lr-tb"/>
    </style:style>
    <style:style style:name="Table91.A" style:family="table-column">
      <style:table-column-properties style:column-width="9.44cm"/>
    </style:style>
    <style:style style:name="Table91.B" style:family="table-column">
      <style:table-column-properties style:column-width="4.75cm"/>
    </style:style>
    <style:style style:name="Table91.C" style:family="table-column">
      <style:table-column-properties style:column-width="12.892cm"/>
    </style:style>
    <style:style style:name="Table91.1" style:family="table-row">
      <style:table-row-properties fo:keep-together="auto"/>
    </style:style>
    <style:style style:name="Table9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1.A1" office:value-type="string">
              <text:p text:style-name="MP2" loext:marker-style-name="MT3"/>
            </table:table-cell>
            <table:table-cell table:style-name="Table91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1</meta:editing-cycles>
    <meta:print-date>2015-03-31T16:57:00</meta:print-date>
    <meta:creation-date>2025-08-14T06:48:00</meta:creation-date>
    <dc:date>2025-10-02T10:40:00</dc:date>
    <dc:language>en-GB</dc:language>
    <meta:editing-duration>PT22M</meta:editing-duration>
    <meta:generator>LibreOffice/25.8.4.2$Windows_X86_64 LibreOffice_project/290daaa01b999472f0c7a3890eb6a550fd74c6df</meta:generator>
    <meta:document-statistic meta:table-count="92" meta:image-count="4" meta:object-count="0" meta:page-count="16" meta:paragraph-count="1313" meta:word-count="1869" meta:character-count="22362" meta:non-whitespace-character-count="21856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e8d945da-f860-4839-a64c-3c63f9c1783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